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175964"/>
    </style:style>
    <style:style style:name="P2"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1b19c8"/>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2182cb"/>
    </style:style>
    <style:style style:name="P4"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Times New Roman" fo:font-size="14pt" fo:letter-spacing="normal" fo:font-style="normal" fo:font-weight="bold" officeooo:rsid="00318898" officeooo:paragraph-rsid="00175964" style:font-size-asian="14pt" style:font-style-asian="normal" style:font-weight-asian="bold" style:font-size-complex="14pt" style:font-style-complex="normal" style:font-weight-complex="bold"/>
    </style:style>
    <style:style style:name="P5"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2d1ea" officeooo:paragraph-rsid="0022d1ea"/>
    </style:style>
    <style:style style:name="P6"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47888" officeooo:paragraph-rsid="00247888"/>
    </style:style>
    <style:style style:name="P7"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668a1" officeooo:paragraph-rsid="002668a1"/>
    </style:style>
    <style:style style:name="P8"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6cc12" officeooo:paragraph-rsid="0026cc12"/>
    </style:style>
    <style:style style:name="P9"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836c7" officeooo:paragraph-rsid="002836c7"/>
    </style:style>
    <style:style style:name="P10"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94748" officeooo:paragraph-rsid="00294748"/>
    </style:style>
    <style:style style:name="P11"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9a44e" officeooo:paragraph-rsid="0029a44e"/>
    </style:style>
    <style:style style:name="P12"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9a44e" officeooo:paragraph-rsid="002b57de"/>
    </style:style>
    <style:style style:name="P13"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b57de" officeooo:paragraph-rsid="002b57de"/>
    </style:style>
    <style:style style:name="P14"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c302b" officeooo:paragraph-rsid="002c302b"/>
    </style:style>
    <style:style style:name="P15"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d3c4c" officeooo:paragraph-rsid="002dc936"/>
    </style:style>
    <style:style style:name="P16"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e1726" officeooo:paragraph-rsid="002e1726"/>
    </style:style>
    <style:style style:name="P17"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e1726" officeooo:paragraph-rsid="0030c57d"/>
    </style:style>
    <style:style style:name="P18"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e1726" officeooo:paragraph-rsid="002efd2d"/>
    </style:style>
    <style:style style:name="P19"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0c57d" officeooo:paragraph-rsid="0030c57d"/>
    </style:style>
    <style:style style:name="P20"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2ace7" officeooo:paragraph-rsid="0032ace7"/>
    </style:style>
    <style:style style:name="P21"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3ad00" officeooo:paragraph-rsid="0033ad00"/>
    </style:style>
    <style:style style:name="P22"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1c2c39" officeooo:paragraph-rsid="001c2c39"/>
    </style:style>
    <style:style style:name="P23"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1f209c" officeooo:paragraph-rsid="001f209c"/>
    </style:style>
    <style:style style:name="P24"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4f95d" officeooo:paragraph-rsid="0034f95d"/>
    </style:style>
    <style:style style:name="P25"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52de6" officeooo:paragraph-rsid="00352de6"/>
    </style:style>
    <style:style style:name="P26"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52de6" officeooo:paragraph-rsid="00354d0c"/>
    </style:style>
    <style:style style:name="P27"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52de6" officeooo:paragraph-rsid="0036cee2"/>
    </style:style>
    <style:style style:name="P28"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7554a" officeooo:paragraph-rsid="0037554a"/>
    </style:style>
    <style:style style:name="P29" style:family="paragraph" style:parent-style-name="Text_20_body">
      <style:paragraph-properties fo:orphans="2" fo:widows="2"/>
      <style:text-properties fo:font-variant="normal" fo:text-transform="none" fo:color="#ce181e" style:font-name="Times New Roman" fo:font-size="14pt" fo:letter-spacing="normal" fo:font-style="normal" fo:font-weight="normal" officeooo:rsid="001c2c39" officeooo:paragraph-rsid="001c2c39"/>
    </style:style>
    <style:style style:name="P30" style:family="paragraph" style:parent-style-name="Text_20_body">
      <style:paragraph-properties fo:orphans="2" fo:widows="2"/>
      <style:text-properties officeooo:paragraph-rsid="001b19c8"/>
    </style:style>
    <style:style style:name="P31" style:family="paragraph" style:parent-style-name="Text_20_body">
      <style:paragraph-properties fo:orphans="2" fo:widows="2"/>
      <style:text-properties officeooo:paragraph-rsid="001b74a5"/>
    </style:style>
    <style:style style:name="P32" style:family="paragraph" style:parent-style-name="Text_20_body">
      <style:paragraph-properties fo:orphans="2" fo:widows="2"/>
      <style:text-properties fo:color="#000000" officeooo:rsid="001c2c39" officeooo:paragraph-rsid="001d657d"/>
    </style:style>
    <style:style style:name="P33" style:family="paragraph" style:parent-style-name="Text_20_body">
      <style:paragraph-properties fo:orphans="2" fo:widows="2"/>
      <style:text-properties fo:color="#000000" officeooo:rsid="001d657d" officeooo:paragraph-rsid="001d657d"/>
    </style:style>
    <style:style style:name="P34" style:family="paragraph" style:parent-style-name="Text_20_body">
      <style:paragraph-properties fo:orphans="2" fo:widows="2"/>
      <style:text-properties fo:color="#000000" officeooo:rsid="002182cb" officeooo:paragraph-rsid="002182cb"/>
    </style:style>
    <style:style style:name="P35" style:family="paragraph" style:parent-style-name="Text_20_body">
      <style:paragraph-properties fo:orphans="2" fo:widows="2"/>
      <style:text-properties officeooo:rsid="001b74a5" officeooo:paragraph-rsid="001b74a5"/>
    </style:style>
    <style:style style:name="P36" style:family="paragraph" style:parent-style-name="Text_20_body">
      <style:paragraph-properties fo:orphans="2" fo:widows="2"/>
      <style:text-properties officeooo:rsid="001bc0b2" officeooo:paragraph-rsid="001bc0b2"/>
    </style:style>
    <style:style style:name="P37" style:family="paragraph" style:parent-style-name="Standard">
      <style:text-properties style:font-name="Liberation Serif" fo:font-size="14pt" fo:font-weight="bold" officeooo:paragraph-rsid="00175964" style:font-size-asian="14pt" style:font-weight-asian="bold" style:font-size-complex="14pt" style:font-weight-complex="bold"/>
    </style:style>
    <style:style style:name="P38"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normal" officeooo:rsid="00175964" officeooo:paragraph-rsid="00199d3c"/>
    </style:style>
    <style:style style:name="P39"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normal" officeooo:rsid="00175964" officeooo:paragraph-rsid="00199d3c"/>
    </style:style>
    <style:style style:name="P40" style:family="paragraph" style:parent-style-name="Text_20_body" style:list-style-name="L11">
      <style:paragraph-properties fo:orphans="2" fo:widows="2"/>
      <style:text-properties fo:font-variant="normal" fo:text-transform="none" fo:color="#000000" style:font-name="Times New Roman" fo:font-size="14pt" fo:letter-spacing="normal" fo:font-style="normal" fo:font-weight="normal" officeooo:rsid="00175964" officeooo:paragraph-rsid="0022d1ea"/>
    </style:style>
    <style:style style:name="P41"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normal" officeooo:rsid="0017d5ef" officeooo:paragraph-rsid="00199d3c"/>
    </style:style>
    <style:style style:name="P42"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normal" officeooo:rsid="0017d5ef" officeooo:paragraph-rsid="00199d3c"/>
    </style:style>
    <style:style style:name="P43" style:family="paragraph" style:parent-style-name="Text_20_body" style:list-style-name="L11">
      <style:paragraph-properties fo:orphans="2" fo:widows="2"/>
      <style:text-properties fo:font-variant="normal" fo:text-transform="none" fo:color="#000000" style:font-name="Times New Roman" fo:font-size="14pt" fo:letter-spacing="normal" fo:font-style="normal" fo:font-weight="normal" officeooo:rsid="0017d5ef" officeooo:paragraph-rsid="0022d1ea"/>
    </style:style>
    <style:style style:name="P44"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normal" officeooo:rsid="00199d3c" officeooo:paragraph-rsid="00199d3c"/>
    </style:style>
    <style:style style:name="P45"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normal" officeooo:rsid="00199d3c" officeooo:paragraph-rsid="00199d3c"/>
    </style:style>
    <style:style style:name="P46" style:family="paragraph" style:parent-style-name="Text_20_body" style:list-style-name="L3">
      <style:paragraph-properties fo:orphans="2" fo:widows="2"/>
      <style:text-properties fo:font-variant="normal" fo:text-transform="none" fo:color="#000000" style:font-name="Times New Roman" fo:font-size="14pt" fo:letter-spacing="normal" fo:font-style="normal" fo:font-weight="normal" officeooo:rsid="00199d3c" officeooo:paragraph-rsid="00199d3c"/>
    </style:style>
    <style:style style:name="P47" style:family="paragraph" style:parent-style-name="Text_20_body" style:list-style-name="L11">
      <style:paragraph-properties fo:orphans="2" fo:widows="2"/>
      <style:text-properties fo:font-variant="normal" fo:text-transform="none" fo:color="#000000" style:font-name="Times New Roman" fo:font-size="14pt" fo:letter-spacing="normal" fo:font-style="normal" fo:font-weight="normal" officeooo:rsid="00199d3c" officeooo:paragraph-rsid="0022d1ea"/>
    </style:style>
    <style:style style:name="P48" style:family="paragraph" style:parent-style-name="Text_20_body" style:list-style-name="L3">
      <style:paragraph-properties fo:orphans="2" fo:widows="2"/>
      <style:text-properties fo:font-variant="normal" fo:text-transform="none" fo:color="#000000" style:font-name="Times New Roman" fo:font-size="14pt" fo:letter-spacing="normal" fo:font-style="normal" fo:font-weight="normal" officeooo:paragraph-rsid="00199d3c"/>
    </style:style>
    <style:style style:name="P49" style:family="paragraph" style:parent-style-name="Text_20_body" style:list-style-name="L4">
      <style:paragraph-properties fo:orphans="2" fo:widows="2"/>
      <style:text-properties fo:font-variant="normal" fo:text-transform="none" fo:color="#000000" style:font-name="Times New Roman" fo:font-size="14pt" fo:letter-spacing="normal" fo:font-style="normal" fo:font-weight="normal" officeooo:paragraph-rsid="00199d3c"/>
    </style:style>
    <style:style style:name="P50" style:family="paragraph" style:parent-style-name="Text_20_body" style:list-style-name="L5">
      <style:paragraph-properties fo:orphans="2" fo:widows="2"/>
      <style:text-properties fo:font-variant="normal" fo:text-transform="none" fo:color="#000000" style:font-name="Times New Roman" fo:font-size="14pt" fo:letter-spacing="normal" fo:font-style="normal" fo:font-weight="normal" officeooo:paragraph-rsid="001b19c8"/>
    </style:style>
    <style:style style:name="P51" style:family="paragraph" style:parent-style-name="Text_20_body" style:list-style-name="L5">
      <style:paragraph-properties fo:orphans="2" fo:widows="2"/>
      <style:text-properties fo:font-variant="normal" fo:text-transform="none" fo:color="#000000" style:font-name="Times New Roman" fo:font-size="14pt" fo:letter-spacing="normal" fo:font-style="normal" fo:font-weight="normal" officeooo:rsid="001b19c8" officeooo:paragraph-rsid="001b19c8"/>
    </style:style>
    <style:style style:name="P52" style:family="paragraph" style:parent-style-name="Text_20_body" style:list-style-name="L6">
      <style:paragraph-properties fo:orphans="2" fo:widows="2"/>
      <style:text-properties fo:font-variant="normal" fo:text-transform="none" fo:color="#000000" style:font-name="Times New Roman" fo:font-size="14pt" fo:letter-spacing="normal" fo:font-style="normal" fo:font-weight="normal" officeooo:rsid="001c2c39" officeooo:paragraph-rsid="001c2c39"/>
    </style:style>
    <style:style style:name="P53" style:family="paragraph" style:parent-style-name="Text_20_body" style:list-style-name="L7">
      <style:paragraph-properties fo:orphans="2" fo:widows="2"/>
      <style:text-properties fo:font-variant="normal" fo:text-transform="none" fo:color="#000000" style:font-name="Times New Roman" fo:font-size="14pt" fo:letter-spacing="normal" fo:font-style="normal" fo:font-weight="normal" officeooo:rsid="001c2c39" officeooo:paragraph-rsid="001c2c39"/>
    </style:style>
    <style:style style:name="P54" style:family="paragraph" style:parent-style-name="Text_20_body" style:list-style-name="L8">
      <style:paragraph-properties fo:orphans="2" fo:widows="2"/>
      <style:text-properties fo:font-variant="normal" fo:text-transform="none" fo:color="#000000" style:font-name="Times New Roman" fo:font-size="14pt" fo:letter-spacing="normal" fo:font-style="normal" fo:font-weight="normal" officeooo:rsid="001c2c39" officeooo:paragraph-rsid="001d657d"/>
    </style:style>
    <style:style style:name="P55" style:family="paragraph" style:parent-style-name="Text_20_body" style:list-style-name="L8">
      <style:paragraph-properties fo:orphans="2" fo:widows="2"/>
      <style:text-properties fo:font-variant="normal" fo:text-transform="none" fo:color="#000000" style:font-name="Times New Roman" fo:font-size="14pt" fo:letter-spacing="normal" fo:font-style="normal" fo:font-weight="normal" officeooo:rsid="001d657d" officeooo:paragraph-rsid="001d657d"/>
    </style:style>
    <style:style style:name="P56" style:family="paragraph" style:parent-style-name="Text_20_body" style:list-style-name="L9">
      <style:paragraph-properties fo:orphans="2" fo:widows="2"/>
      <style:text-properties fo:font-variant="normal" fo:text-transform="none" fo:color="#000000" style:font-name="Times New Roman" fo:font-size="14pt" fo:letter-spacing="normal" fo:font-style="normal" fo:font-weight="normal" officeooo:rsid="001f209c" officeooo:paragraph-rsid="001f209c"/>
    </style:style>
    <style:style style:name="P57" style:family="paragraph" style:parent-style-name="Text_20_body" style:list-style-name="L12">
      <style:paragraph-properties fo:orphans="2" fo:widows="2"/>
      <style:text-properties fo:font-variant="normal" fo:text-transform="none" fo:color="#000000" style:font-name="Times New Roman" fo:font-size="14pt" fo:letter-spacing="normal" fo:font-style="normal" fo:font-weight="normal" officeooo:rsid="001f209c" officeooo:paragraph-rsid="0022d1ea"/>
    </style:style>
    <style:style style:name="P58" style:family="paragraph" style:parent-style-name="Text_20_body" style:list-style-name="L12">
      <style:paragraph-properties fo:orphans="2" fo:widows="2"/>
      <style:text-properties fo:font-variant="normal" fo:text-transform="none" fo:color="#000000" style:font-name="Times New Roman" fo:font-size="14pt" fo:letter-spacing="normal" fo:font-style="normal" fo:font-weight="normal" officeooo:rsid="001f209c" officeooo:paragraph-rsid="00247888"/>
    </style:style>
    <style:style style:name="P59" style:family="paragraph" style:parent-style-name="Text_20_body" style:list-style-name="L9">
      <style:paragraph-properties fo:orphans="2" fo:widows="2"/>
      <style:text-properties fo:font-variant="normal" fo:text-transform="none" fo:color="#000000" style:font-name="Times New Roman" fo:font-size="14pt" fo:letter-spacing="normal" fo:font-style="normal" fo:font-weight="normal" officeooo:rsid="0022d1ea" officeooo:paragraph-rsid="0022d1ea"/>
    </style:style>
    <style:style style:name="P60" style:family="paragraph" style:parent-style-name="Text_20_body" style:list-style-name="L12">
      <style:paragraph-properties fo:orphans="2" fo:widows="2"/>
      <style:text-properties fo:font-variant="normal" fo:text-transform="none" fo:color="#000000" style:font-name="Times New Roman" fo:font-size="14pt" fo:letter-spacing="normal" fo:font-style="normal" fo:font-weight="normal" officeooo:rsid="0022d1ea" officeooo:paragraph-rsid="0022d1ea"/>
    </style:style>
    <style:style style:name="P61" style:family="paragraph" style:parent-style-name="Text_20_body" style:list-style-name="L13">
      <style:paragraph-properties fo:orphans="2" fo:widows="2"/>
      <style:text-properties fo:font-variant="normal" fo:text-transform="none" fo:color="#000000" style:font-name="Times New Roman" fo:font-size="14pt" fo:letter-spacing="normal" fo:font-style="normal" fo:font-weight="normal" officeooo:rsid="001fc3d6" officeooo:paragraph-rsid="00247888"/>
    </style:style>
    <style:style style:name="P62" style:family="paragraph" style:parent-style-name="Text_20_body" style:list-style-name="L14">
      <style:paragraph-properties fo:orphans="2" fo:widows="2"/>
      <style:text-properties fo:font-variant="normal" fo:text-transform="none" fo:color="#000000" style:font-name="Times New Roman" fo:font-size="14pt" fo:letter-spacing="normal" fo:font-style="normal" fo:font-weight="normal" officeooo:rsid="002668a1" officeooo:paragraph-rsid="002668a1"/>
    </style:style>
    <style:style style:name="P63" style:family="paragraph" style:parent-style-name="Text_20_body" style:list-style-name="L15">
      <style:paragraph-properties fo:orphans="2" fo:widows="2"/>
      <style:text-properties fo:font-variant="normal" fo:text-transform="none" fo:color="#000000" style:font-name="Times New Roman" fo:font-size="14pt" fo:letter-spacing="normal" fo:font-style="normal" fo:font-weight="normal" officeooo:rsid="002668a1" officeooo:paragraph-rsid="0026cc12"/>
    </style:style>
    <style:style style:name="P64" style:family="paragraph" style:parent-style-name="Text_20_body" style:list-style-name="L15">
      <style:paragraph-properties fo:orphans="2" fo:widows="2"/>
      <style:text-properties fo:font-variant="normal" fo:text-transform="none" fo:color="#000000" style:font-name="Times New Roman" fo:font-size="14pt" fo:letter-spacing="normal" fo:font-style="normal" fo:font-weight="normal" officeooo:rsid="002668a1" officeooo:paragraph-rsid="002836c7"/>
    </style:style>
    <style:style style:name="P65" style:family="paragraph" style:parent-style-name="Text_20_body" style:list-style-name="L15">
      <style:paragraph-properties fo:orphans="2" fo:widows="2"/>
      <style:text-properties fo:font-variant="normal" fo:text-transform="none" fo:color="#000000" style:font-name="Times New Roman" fo:font-size="14pt" fo:letter-spacing="normal" fo:font-style="normal" fo:font-weight="normal" officeooo:rsid="0026cc12" officeooo:paragraph-rsid="0026cc12"/>
    </style:style>
    <style:style style:name="P66" style:family="paragraph" style:parent-style-name="Text_20_body" style:list-style-name="L15">
      <style:paragraph-properties fo:orphans="2" fo:widows="2"/>
      <style:text-properties fo:font-variant="normal" fo:text-transform="none" fo:color="#000000" style:font-name="Times New Roman" fo:font-size="14pt" fo:letter-spacing="normal" fo:font-style="normal" fo:font-weight="normal" officeooo:rsid="0026cc12" officeooo:paragraph-rsid="002668a1"/>
    </style:style>
    <style:style style:name="P67" style:family="paragraph" style:parent-style-name="Text_20_body" style:list-style-name="L15">
      <style:paragraph-properties fo:orphans="2" fo:widows="2"/>
      <style:text-properties fo:font-variant="normal" fo:text-transform="none" fo:color="#000000" style:font-name="Times New Roman" fo:font-size="14pt" fo:letter-spacing="normal" fo:font-style="normal" fo:font-weight="normal" officeooo:rsid="0026cc12" officeooo:paragraph-rsid="002836c7"/>
    </style:style>
    <style:style style:name="P68" style:family="paragraph" style:parent-style-name="Text_20_body" style:list-style-name="L16">
      <style:paragraph-properties fo:orphans="2" fo:widows="2"/>
      <style:text-properties fo:font-variant="normal" fo:text-transform="none" fo:color="#000000" style:font-name="Times New Roman" fo:font-size="14pt" fo:letter-spacing="normal" fo:font-style="normal" fo:font-weight="normal" officeooo:rsid="00294748" officeooo:paragraph-rsid="00294748"/>
    </style:style>
    <style:style style:name="P69" style:family="paragraph" style:parent-style-name="Text_20_body" style:list-style-name="L19">
      <style:paragraph-properties fo:orphans="2" fo:widows="2"/>
      <style:text-properties fo:font-variant="normal" fo:text-transform="none" fo:color="#000000" style:font-name="Times New Roman" fo:font-size="14pt" fo:letter-spacing="normal" fo:font-style="normal" fo:font-weight="normal" officeooo:rsid="00294748" officeooo:paragraph-rsid="002b57de"/>
    </style:style>
    <style:style style:name="P70" style:family="paragraph" style:parent-style-name="Text_20_body" style:list-style-name="L20">
      <style:paragraph-properties fo:orphans="2" fo:widows="2"/>
      <style:text-properties fo:font-variant="normal" fo:text-transform="none" fo:color="#000000" style:font-name="Times New Roman" fo:font-size="14pt" fo:letter-spacing="normal" fo:font-style="normal" fo:font-weight="normal" officeooo:rsid="00294748" officeooo:paragraph-rsid="002b57de"/>
    </style:style>
    <style:style style:name="P71" style:family="paragraph" style:parent-style-name="Text_20_body" style:list-style-name="L17">
      <style:paragraph-properties fo:orphans="2" fo:widows="2"/>
      <style:text-properties fo:font-variant="normal" fo:text-transform="none" fo:color="#000000" style:font-name="Times New Roman" fo:font-size="14pt" fo:letter-spacing="normal" fo:font-style="normal" fo:font-weight="normal" officeooo:rsid="0029a44e" officeooo:paragraph-rsid="0029a44e"/>
    </style:style>
    <style:style style:name="P72" style:family="paragraph" style:parent-style-name="Text_20_body" style:list-style-name="L18">
      <style:paragraph-properties fo:orphans="2" fo:widows="2"/>
      <style:text-properties fo:font-variant="normal" fo:text-transform="none" fo:color="#000000" style:font-name="Times New Roman" fo:font-size="14pt" fo:letter-spacing="normal" fo:font-style="normal" fo:font-weight="normal" officeooo:rsid="002b57de" officeooo:paragraph-rsid="002b57de"/>
    </style:style>
    <style:style style:name="P73" style:family="paragraph" style:parent-style-name="Text_20_body" style:list-style-name="L21">
      <style:paragraph-properties fo:orphans="2" fo:widows="2"/>
      <style:text-properties fo:font-variant="normal" fo:text-transform="none" fo:color="#000000" style:font-name="Times New Roman" fo:font-size="14pt" fo:letter-spacing="normal" fo:font-style="normal" fo:font-weight="normal" officeooo:rsid="002dc936" officeooo:paragraph-rsid="002dc936"/>
    </style:style>
    <style:style style:name="P74" style:family="paragraph" style:parent-style-name="Text_20_body" style:list-style-name="L23">
      <style:paragraph-properties fo:orphans="2" fo:widows="2"/>
      <style:text-properties fo:font-variant="normal" fo:text-transform="none" fo:color="#000000" style:font-name="Times New Roman" fo:font-size="14pt" fo:letter-spacing="normal" fo:font-style="normal" fo:font-weight="normal" officeooo:rsid="002dc936" officeooo:paragraph-rsid="0030c57d"/>
    </style:style>
    <style:style style:name="P75" style:family="paragraph" style:parent-style-name="Text_20_body" style:list-style-name="L24">
      <style:paragraph-properties fo:orphans="2" fo:widows="2"/>
      <style:text-properties fo:font-variant="normal" fo:text-transform="none" fo:color="#000000" style:font-name="Times New Roman" fo:font-size="14pt" fo:letter-spacing="normal" fo:font-style="normal" fo:font-weight="normal" officeooo:rsid="002dc936" officeooo:paragraph-rsid="0032ace7"/>
    </style:style>
    <style:style style:name="P76" style:family="paragraph" style:parent-style-name="Text_20_body" style:list-style-name="L25">
      <style:paragraph-properties fo:orphans="2" fo:widows="2"/>
      <style:text-properties fo:font-variant="normal" fo:text-transform="none" fo:color="#000000" style:font-name="Times New Roman" fo:font-size="14pt" fo:letter-spacing="normal" fo:font-style="normal" fo:font-weight="normal" officeooo:rsid="002dc936" officeooo:paragraph-rsid="0032ace7"/>
    </style:style>
    <style:style style:name="P77" style:family="paragraph" style:parent-style-name="Text_20_body" style:list-style-name="L25">
      <style:paragraph-properties fo:orphans="2" fo:widows="2"/>
      <style:text-properties fo:font-variant="normal" fo:text-transform="none" fo:color="#000000" style:font-name="Times New Roman" fo:font-size="14pt" fo:letter-spacing="normal" fo:font-style="normal" fo:font-weight="normal" officeooo:rsid="002dc936" officeooo:paragraph-rsid="0033ad00"/>
    </style:style>
    <style:style style:name="P78" style:family="paragraph" style:parent-style-name="Text_20_body" style:list-style-name="L21">
      <style:paragraph-properties fo:orphans="2" fo:widows="2"/>
      <style:text-properties fo:font-variant="normal" fo:text-transform="none" fo:color="#000000" style:font-name="Times New Roman" fo:font-size="14pt" fo:letter-spacing="normal" fo:font-style="normal" fo:font-weight="normal" officeooo:rsid="0030c57d" officeooo:paragraph-rsid="0030c57d"/>
    </style:style>
    <style:style style:name="P79" style:family="paragraph" style:parent-style-name="Text_20_body" style:list-style-name="L23">
      <style:paragraph-properties fo:orphans="2" fo:widows="2"/>
      <style:text-properties fo:font-variant="normal" fo:text-transform="none" fo:color="#000000" style:font-name="Times New Roman" fo:font-size="14pt" fo:letter-spacing="normal" fo:font-style="normal" fo:font-weight="normal" officeooo:rsid="0030c57d" officeooo:paragraph-rsid="0030c57d"/>
    </style:style>
    <style:style style:name="P80" style:family="paragraph" style:parent-style-name="Text_20_body" style:list-style-name="L22">
      <style:paragraph-properties fo:orphans="2" fo:widows="2"/>
      <style:text-properties fo:font-variant="normal" fo:text-transform="none" fo:color="#000000" style:font-name="Times New Roman" fo:font-size="14pt" fo:letter-spacing="normal" fo:font-style="normal" fo:font-weight="normal" officeooo:rsid="002e1726" officeooo:paragraph-rsid="002e1726"/>
    </style:style>
    <style:style style:name="P81" style:family="paragraph" style:parent-style-name="Text_20_body" style:list-style-name="L22">
      <style:paragraph-properties fo:orphans="2" fo:widows="2"/>
      <style:text-properties fo:font-variant="normal" fo:text-transform="none" fo:color="#000000" style:font-name="Times New Roman" fo:font-size="14pt" fo:letter-spacing="normal" fo:font-style="normal" fo:font-weight="normal" officeooo:rsid="002e1726" officeooo:paragraph-rsid="0030c57d"/>
    </style:style>
    <style:style style:name="P82" style:family="paragraph" style:parent-style-name="Text_20_body" style:list-style-name="L24">
      <style:paragraph-properties fo:orphans="2" fo:widows="2"/>
      <style:text-properties fo:font-variant="normal" fo:text-transform="none" fo:color="#000000" style:font-name="Times New Roman" fo:font-size="14pt" fo:letter-spacing="normal" fo:font-style="normal" fo:font-weight="normal" officeooo:rsid="0032ace7" officeooo:paragraph-rsid="0032ace7"/>
    </style:style>
    <style:style style:name="P83" style:family="paragraph" style:parent-style-name="Text_20_body" style:list-style-name="L25">
      <style:paragraph-properties fo:orphans="2" fo:widows="2"/>
      <style:text-properties fo:font-variant="normal" fo:text-transform="none" fo:color="#000000" style:font-name="Times New Roman" fo:font-size="14pt" fo:letter-spacing="normal" fo:font-style="normal" fo:font-weight="normal" officeooo:rsid="0032ace7" officeooo:paragraph-rsid="0032ace7"/>
    </style:style>
    <style:style style:name="P84" style:family="paragraph" style:parent-style-name="Text_20_body" style:list-style-name="L25">
      <style:paragraph-properties fo:orphans="2" fo:widows="2"/>
      <style:text-properties fo:font-variant="normal" fo:text-transform="none" fo:color="#000000" style:font-name="Times New Roman" fo:font-size="14pt" fo:letter-spacing="normal" fo:font-style="normal" fo:font-weight="normal" officeooo:rsid="0032ace7" officeooo:paragraph-rsid="0033ad00"/>
    </style:style>
    <style:style style:name="P85" style:family="paragraph" style:parent-style-name="Text_20_body" style:list-style-name="L26">
      <style:paragraph-properties fo:orphans="2" fo:widows="2"/>
      <style:text-properties fo:font-variant="normal" fo:text-transform="none" fo:color="#000000" style:font-name="Times New Roman" fo:font-size="14pt" fo:letter-spacing="normal" fo:font-style="normal" fo:font-weight="normal" officeooo:rsid="0034f95d" officeooo:paragraph-rsid="0034f95d"/>
    </style:style>
    <style:style style:name="P86" style:family="paragraph" style:parent-style-name="Text_20_body" style:list-style-name="L27">
      <style:paragraph-properties fo:orphans="2" fo:widows="2"/>
      <style:text-properties fo:font-variant="normal" fo:text-transform="none" fo:color="#000000" style:font-name="Times New Roman" fo:font-size="14pt" fo:letter-spacing="normal" fo:font-style="normal" fo:font-weight="normal" officeooo:rsid="00352de6" officeooo:paragraph-rsid="00352de6"/>
    </style:style>
    <style:style style:name="P87" style:family="paragraph" style:parent-style-name="Text_20_body" style:list-style-name="L28">
      <style:paragraph-properties fo:orphans="2" fo:widows="2"/>
      <style:text-properties fo:font-variant="normal" fo:text-transform="none" fo:color="#000000" style:font-name="Times New Roman" fo:font-size="14pt" fo:letter-spacing="normal" fo:font-style="normal" fo:font-weight="normal" officeooo:rsid="00352de6" officeooo:paragraph-rsid="0036cee2"/>
    </style:style>
    <style:style style:name="P88" style:family="paragraph" style:parent-style-name="Text_20_body" style:list-style-name="L29">
      <style:paragraph-properties fo:orphans="2" fo:widows="2"/>
      <style:text-properties fo:font-variant="normal" fo:text-transform="none" fo:color="#000000" style:font-name="Times New Roman" fo:font-size="14pt" fo:letter-spacing="normal" fo:font-style="normal" fo:font-weight="normal" officeooo:rsid="00352de6" officeooo:paragraph-rsid="0037554a"/>
    </style:style>
    <style:style style:name="P89" style:family="paragraph" style:parent-style-name="Text_20_body" style:list-style-name="L28">
      <style:paragraph-properties fo:orphans="2" fo:widows="2"/>
      <style:text-properties fo:font-variant="normal" fo:text-transform="none" fo:color="#000000" style:font-name="Times New Roman" fo:font-size="14pt" fo:letter-spacing="normal" fo:font-style="normal" fo:font-weight="normal" officeooo:rsid="0036cee2" officeooo:paragraph-rsid="0036cee2"/>
    </style:style>
    <style:style style:name="P90" style:family="paragraph" style:parent-style-name="Text_20_body" style:list-style-name="L29">
      <style:paragraph-properties fo:orphans="2" fo:widows="2"/>
      <style:text-properties fo:font-variant="normal" fo:text-transform="none" fo:color="#000000" style:font-name="Times New Roman" fo:font-size="14pt" fo:letter-spacing="normal" fo:font-style="normal" fo:font-weight="normal" officeooo:rsid="0036cee2" officeooo:paragraph-rsid="0037554a"/>
    </style:style>
    <style:style style:name="P91" style:family="paragraph" style:parent-style-name="Text_20_body">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3b9f11" officeooo:paragraph-rsid="003b9f11" style:font-weight-asian="normal" style:font-weight-complex="normal"/>
    </style:style>
    <style:style style:name="P92" style:family="paragraph" style:parent-style-name="Text_20_body">
      <style:paragraph-properties fo:text-align="start" style:justify-single-word="false" fo:orphans="2" fo:widows="2"/>
      <style:text-properties fo:font-variant="normal" fo:text-transform="none" fo:color="#000000" style:font-name="Times New Roman" fo:font-size="14pt" fo:letter-spacing="normal" fo:font-style="italic" fo:font-weight="normal" officeooo:rsid="003cb4f2" officeooo:paragraph-rsid="003cb4f2" style:font-style-asian="italic" style:font-weight-asian="normal" style:font-style-complex="italic" style:font-weight-complex="normal"/>
    </style:style>
    <style:style style:name="P93" style:family="paragraph" style:parent-style-name="Text_20_body" style:list-style-name="L5">
      <style:paragraph-properties fo:orphans="2" fo:widows="2"/>
      <style:text-properties officeooo:paragraph-rsid="001b19c8"/>
    </style:style>
    <style:style style:name="P94" style:family="paragraph" style:parent-style-name="Text_20_body" style:list-style-name="L7">
      <style:paragraph-properties fo:orphans="2" fo:widows="2"/>
      <style:text-properties officeooo:rsid="001c2c39" officeooo:paragraph-rsid="001c2c39"/>
    </style:style>
    <style:style style:name="P95" style:family="paragraph" style:parent-style-name="Text_20_body" style:list-style-name="L10">
      <style:paragraph-properties fo:orphans="2" fo:widows="2"/>
      <style:text-properties fo:color="#000000" officeooo:rsid="001fc3d6" officeooo:paragraph-rsid="001fc3d6"/>
    </style:style>
    <style:style style:name="P96" style:family="paragraph" style:parent-style-name="Text_20_body" style:list-style-name="L13">
      <style:paragraph-properties fo:orphans="2" fo:widows="2"/>
      <style:text-properties fo:color="#000000" officeooo:rsid="001fc3d6" officeooo:paragraph-rsid="00247888"/>
    </style:style>
    <style:style style:name="P97" style:family="paragraph" style:parent-style-name="Text_20_body">
      <style:paragraph-properties fo:text-align="start" style:justify-single-word="false" fo:orphans="2" fo:widows="2"/>
      <style:text-properties officeooo:paragraph-rsid="003e4047"/>
    </style:style>
    <style:style style:name="P98" style:family="paragraph" style:parent-style-name="Text_20_body" style:list-style-name="L31">
      <style:paragraph-properties fo:text-align="start" style:justify-single-word="false" fo:orphans="2" fo:widows="2"/>
      <style:text-properties officeooo:rsid="003e4047" officeooo:paragraph-rsid="003e4047"/>
    </style:style>
    <style:style style:name="P99" style:family="paragraph" style:parent-style-name="Text_20_body" style:list-style-name="L31">
      <style:paragraph-properties fo:text-align="start" style:justify-single-word="false" fo:orphans="2" fo:widows="2"/>
      <style:text-properties officeooo:rsid="003e4047" officeooo:paragraph-rsid="00438ae9"/>
    </style:style>
    <style:style style:name="P100" style:family="paragraph" style:parent-style-name="Text_20_body">
      <style:paragraph-properties fo:text-align="start" style:justify-single-word="false" fo:orphans="2" fo:widows="2"/>
      <style:text-properties officeooo:rsid="003f2860" officeooo:paragraph-rsid="003f2860"/>
    </style:style>
    <style:style style:name="P101" style:family="paragraph" style:parent-style-name="Text_20_body" style:list-style-name="L32">
      <style:paragraph-properties fo:text-align="start" style:justify-single-word="false" fo:orphans="2" fo:widows="2"/>
      <style:text-properties officeooo:rsid="003f2860" officeooo:paragraph-rsid="003f2860"/>
    </style:style>
    <style:style style:name="P102" style:family="paragraph" style:parent-style-name="Text_20_body" style:list-style-name="L31">
      <style:paragraph-properties fo:text-align="start" style:justify-single-word="false" fo:orphans="2" fo:widows="2"/>
      <style:text-properties officeooo:rsid="003fbb3f" officeooo:paragraph-rsid="003fbb3f"/>
    </style:style>
    <style:style style:name="P103" style:family="paragraph" style:parent-style-name="Text_20_body">
      <style:paragraph-properties fo:text-align="start" style:justify-single-word="false" fo:orphans="2" fo:widows="2"/>
      <style:text-properties officeooo:rsid="003fbb3f" officeooo:paragraph-rsid="003fbb3f"/>
    </style:style>
    <style:style style:name="P104" style:family="paragraph" style:parent-style-name="Text_20_body" style:list-style-name="L32">
      <style:paragraph-properties fo:text-align="start" style:justify-single-word="false" fo:orphans="2" fo:widows="2"/>
      <style:text-properties officeooo:rsid="003fbb3f" officeooo:paragraph-rsid="003fbb3f"/>
    </style:style>
    <style:style style:name="P105" style:family="paragraph" style:parent-style-name="Text_20_body">
      <style:paragraph-properties fo:text-align="start" style:justify-single-word="false" fo:orphans="2" fo:widows="2"/>
      <style:text-properties officeooo:rsid="00414397" officeooo:paragraph-rsid="00414397"/>
    </style:style>
    <style:style style:name="P106" style:family="paragraph" style:parent-style-name="Text_20_body" style:list-style-name="L33">
      <style:paragraph-properties fo:text-align="start" style:justify-single-word="false" fo:orphans="2" fo:widows="2"/>
      <style:text-properties officeooo:rsid="00414397" officeooo:paragraph-rsid="00414397"/>
    </style:style>
    <style:style style:name="P107" style:family="paragraph" style:parent-style-name="Text_20_body" style:list-style-name="L34">
      <style:paragraph-properties fo:text-align="start" style:justify-single-word="false" fo:orphans="2" fo:widows="2"/>
      <style:text-properties officeooo:rsid="00414397" officeooo:paragraph-rsid="00414397"/>
    </style:style>
    <style:style style:name="P108" style:family="paragraph" style:parent-style-name="Text_20_body" style:list-style-name="L34">
      <style:paragraph-properties fo:text-align="start" style:justify-single-word="false" fo:orphans="2" fo:widows="2"/>
      <style:text-properties officeooo:rsid="0041605a" officeooo:paragraph-rsid="0041605a"/>
    </style:style>
    <style:style style:name="P109" style:family="paragraph" style:parent-style-name="Text_20_body">
      <style:paragraph-properties fo:text-align="start" style:justify-single-word="false" fo:orphans="2" fo:widows="2"/>
      <style:text-properties officeooo:rsid="0041605a" officeooo:paragraph-rsid="0041605a"/>
    </style:style>
    <style:style style:name="P110" style:family="paragraph" style:parent-style-name="Text_20_body" style:list-style-name="L35">
      <style:paragraph-properties fo:text-align="start" style:justify-single-word="false" fo:orphans="2" fo:widows="2"/>
      <style:text-properties officeooo:rsid="0041605a" officeooo:paragraph-rsid="0041605a"/>
    </style:style>
    <style:style style:name="P111" style:family="paragraph" style:parent-style-name="Text_20_body">
      <style:paragraph-properties fo:text-align="start" style:justify-single-word="false" fo:orphans="2" fo:widows="2"/>
      <style:text-properties officeooo:rsid="00416179" officeooo:paragraph-rsid="00416179"/>
    </style:style>
    <style:style style:name="P112" style:family="paragraph" style:parent-style-name="Text_20_body" style:list-style-name="L36">
      <style:paragraph-properties fo:text-align="start" style:justify-single-word="false" fo:orphans="2" fo:widows="2"/>
      <style:text-properties officeooo:rsid="00416179" officeooo:paragraph-rsid="00416179"/>
    </style:style>
    <style:style style:name="P113" style:family="paragraph" style:parent-style-name="Text_20_body" style:list-style-name="L31">
      <style:paragraph-properties fo:text-align="start" style:justify-single-word="false" fo:orphans="2" fo:widows="2"/>
      <style:text-properties officeooo:rsid="00457198" officeooo:paragraph-rsid="00457198"/>
    </style:style>
    <style:style style:name="P114" style:family="paragraph" style:parent-style-name="Text_20_body" style:list-style-name="L32">
      <style:paragraph-properties fo:text-align="start" style:justify-single-word="false" fo:orphans="2" fo:widows="2"/>
      <style:text-properties officeooo:rsid="004716be" officeooo:paragraph-rsid="004716be"/>
    </style:style>
    <style:style style:name="P115" style:family="paragraph" style:parent-style-name="Text_20_body" style:list-style-name="L33">
      <style:paragraph-properties fo:text-align="start" style:justify-single-word="false" fo:orphans="2" fo:widows="2"/>
      <style:text-properties officeooo:rsid="00472d34" officeooo:paragraph-rsid="00472d34"/>
    </style:style>
    <style:style style:name="P116" style:family="paragraph" style:parent-style-name="Text_20_body" style:list-style-name="L34">
      <style:paragraph-properties fo:text-align="start" style:justify-single-word="false" fo:orphans="2" fo:widows="2"/>
      <style:text-properties officeooo:rsid="00474aab" officeooo:paragraph-rsid="00474aab"/>
    </style:style>
    <style:style style:name="P117" style:family="paragraph" style:parent-style-name="Text_20_body" style:list-style-name="L34">
      <style:paragraph-properties fo:text-align="start" style:justify-single-word="false" fo:orphans="2" fo:widows="2"/>
      <style:text-properties officeooo:rsid="0048a1c9" officeooo:paragraph-rsid="0048a1c9"/>
    </style:style>
    <style:style style:name="P118" style:family="paragraph" style:parent-style-name="Text_20_body">
      <style:paragraph-properties fo:text-align="start" style:justify-single-word="false" fo:orphans="2" fo:widows="2"/>
      <style:text-properties officeooo:rsid="0048a1c9" officeooo:paragraph-rsid="0048a1c9"/>
    </style:style>
    <style:style style:name="P119" style:family="paragraph" style:parent-style-name="Text_20_body" style:list-style-name="L35">
      <style:paragraph-properties fo:text-align="start" style:justify-single-word="false" fo:orphans="2" fo:widows="2"/>
      <style:text-properties officeooo:rsid="0049c536" officeooo:paragraph-rsid="0049c536"/>
    </style:style>
    <style:style style:name="P120" style:family="paragraph" style:parent-style-name="Text_20_body">
      <style:paragraph-properties fo:text-align="center" style:justify-single-word="false" fo:orphans="2" fo:widows="2" fo:break-before="page"/>
      <style:text-properties fo:font-variant="normal" fo:text-transform="none" fo:color="#000000" style:font-name="Times New Roman" fo:font-size="14pt" fo:letter-spacing="normal" fo:font-style="normal" fo:font-weight="bold" officeooo:rsid="003b9f11" officeooo:paragraph-rsid="003b9f11" style:font-weight-asian="bold" style:font-weight-complex="bold"/>
    </style:style>
    <style:style style:name="T1" style:family="text">
      <style:text-properties officeooo:rsid="00175964"/>
    </style:style>
    <style:style style:name="T2" style:family="text">
      <style:text-properties officeooo:rsid="0017d5ef"/>
    </style:style>
    <style:style style:name="T3" style:family="text">
      <style:text-properties fo:font-variant="normal" fo:text-transform="none" fo:color="#000000" style:font-name="Times New Roman" fo:font-size="14pt" fo:letter-spacing="normal" fo:font-style="normal" fo:font-weight="normal"/>
    </style:style>
    <style:style style:name="T4" style:family="text">
      <style:text-properties fo:font-variant="normal" fo:text-transform="none" fo:color="#000000" style:font-name="Times New Roman" fo:font-size="14pt" fo:letter-spacing="normal" fo:font-style="normal" fo:font-weight="normal" officeooo:rsid="001b19c8"/>
    </style:style>
    <style:style style:name="T5" style:family="text">
      <style:text-properties fo:font-variant="normal" fo:text-transform="none" fo:color="#000000" style:font-name="Times New Roman" fo:font-size="14pt" fo:letter-spacing="normal" fo:font-style="normal" fo:font-weight="normal" officeooo:rsid="00327908"/>
    </style:style>
    <style:style style:name="T6" style:family="text">
      <style:text-properties fo:font-variant="normal" fo:text-transform="none" fo:color="#000000" style:font-name="Times New Roman" fo:font-size="14pt" fo:letter-spacing="normal" fo:font-style="normal" fo:font-weight="normal" officeooo:rsid="001b74a5"/>
    </style:style>
    <style:style style:name="T7" style:family="text">
      <style:text-properties fo:font-variant="normal" fo:text-transform="none" fo:color="#000000" style:font-name="Times New Roman" fo:font-size="14pt" fo:letter-spacing="normal" fo:font-style="normal" fo:font-weight="normal" officeooo:rsid="001bc0b2"/>
    </style:style>
    <style:style style:name="T8" style:family="text">
      <style:text-properties fo:font-variant="normal" fo:text-transform="none" fo:color="#000000" style:font-name="Times New Roman" fo:font-size="14pt" fo:letter-spacing="normal" fo:font-style="normal" fo:font-weight="normal" officeooo:rsid="001c2c39"/>
    </style:style>
    <style:style style:name="T9" style:family="text">
      <style:text-properties fo:font-variant="normal" fo:text-transform="none" fo:color="#000000" style:font-name="Times New Roman" fo:font-size="14pt" fo:letter-spacing="normal" fo:font-style="normal" fo:font-weight="normal" officeooo:rsid="002182cb"/>
    </style:style>
    <style:style style:name="T10" style:family="text">
      <style:text-properties fo:font-variant="normal" fo:text-transform="none" fo:color="#000000" style:font-name="Times New Roman" fo:font-size="14pt" fo:letter-spacing="normal" fo:font-style="normal" fo:font-weight="normal" style:font-style-asian="normal" style:font-weight-asian="normal" style:font-style-complex="normal" style:font-weight-complex="normal"/>
    </style:style>
    <style:style style:name="T11" style:family="text">
      <style:text-properties fo:font-variant="normal" fo:text-transform="none" fo:color="#000000" style:font-name="Times New Roman" fo:font-size="14pt" fo:letter-spacing="normal" fo:font-style="normal" fo:font-weight="normal" officeooo:rsid="003e4047" style:font-style-asian="normal" style:font-weight-asian="normal" style:font-style-complex="normal" style:font-weight-complex="normal"/>
    </style:style>
    <style:style style:name="T12" style:family="text">
      <style:text-properties fo:font-variant="normal" fo:text-transform="none" fo:color="#000000" style:font-name="Times New Roman" fo:font-size="14pt" fo:letter-spacing="normal" fo:font-style="normal" fo:font-weight="normal" officeooo:rsid="004095bd" style:font-style-asian="normal" style:font-weight-asian="normal" style:font-style-complex="normal" style:font-weight-complex="normal"/>
    </style:style>
    <style:style style:name="T13" style:family="text">
      <style:text-properties fo:font-variant="normal" fo:text-transform="none" fo:color="#000000" style:font-name="Times New Roman" fo:font-size="14pt" fo:letter-spacing="normal" fo:font-style="normal" fo:font-weight="normal" officeooo:rsid="00414397" style:font-style-asian="normal" style:font-weight-asian="normal" style:font-style-complex="normal" style:font-weight-complex="normal"/>
    </style:style>
    <style:style style:name="T14" style:family="text">
      <style:text-properties fo:font-variant="normal" fo:text-transform="none" fo:color="#000000" style:font-name="Times New Roman" fo:font-size="14pt" fo:letter-spacing="normal" fo:font-style="normal" fo:font-weight="normal" officeooo:rsid="00438ae9" style:font-style-asian="normal" style:font-weight-asian="normal" style:font-style-complex="normal" style:font-weight-complex="normal"/>
    </style:style>
    <style:style style:name="T15" style:family="text">
      <style:text-properties fo:font-variant="normal" fo:text-transform="none" fo:color="#000000" style:font-name="Times New Roman" fo:font-size="14pt" fo:letter-spacing="normal" fo:font-style="normal" fo:font-weight="normal" officeooo:rsid="00457198" style:font-style-asian="normal" style:font-weight-asian="normal" style:font-style-complex="normal" style:font-weight-complex="normal"/>
    </style:style>
    <style:style style:name="T16" style:family="text">
      <style:text-properties fo:font-variant="normal" fo:text-transform="none" fo:color="#000000" style:font-name="Times New Roman" fo:font-size="14pt" fo:letter-spacing="normal" fo:font-style="normal" fo:font-weight="normal" officeooo:rsid="004716be" style:font-style-asian="normal" style:font-weight-asian="normal" style:font-style-complex="normal" style:font-weight-complex="normal"/>
    </style:style>
    <style:style style:name="T17" style:family="text">
      <style:text-properties fo:font-variant="normal" fo:text-transform="none" fo:color="#000000" style:font-name="Times New Roman" fo:font-size="14pt" fo:letter-spacing="normal" fo:font-style="normal" fo:font-weight="normal" officeooo:rsid="0041605a" style:font-style-asian="normal" style:font-weight-asian="normal" style:font-style-complex="normal" style:font-weight-complex="normal"/>
    </style:style>
    <style:style style:name="T18" style:family="text">
      <style:text-properties fo:font-variant="normal" fo:text-transform="none" fo:color="#ce181e" style:font-name="Times New Roman" fo:font-size="14pt" fo:letter-spacing="normal" fo:font-style="normal" fo:font-weight="normal"/>
    </style:style>
    <style:style style:name="T19" style:family="text">
      <style:text-properties fo:font-variant="normal" fo:text-transform="none" style:font-name="Times New Roman" fo:font-size="14pt" fo:letter-spacing="normal" fo:font-style="normal" fo:font-weight="normal"/>
    </style:style>
    <style:style style:name="T20" style:family="text">
      <style:text-properties fo:font-variant="normal" fo:text-transform="none" style:font-name="Times New Roman" fo:font-size="14pt" fo:letter-spacing="normal" fo:font-style="normal" fo:font-weight="normal" officeooo:rsid="001d657d"/>
    </style:style>
    <style:style style:name="T21" style:family="text">
      <style:text-properties fo:font-variant="normal" fo:text-transform="none" style:font-name="Times New Roman" fo:font-size="14pt" fo:letter-spacing="normal" fo:font-style="normal" fo:font-weight="normal" officeooo:rsid="001f209c"/>
    </style:style>
    <style:style style:name="T22" style:family="text">
      <style:text-properties fo:font-variant="normal" fo:text-transform="none" style:font-name="Times New Roman" fo:font-size="14pt" fo:letter-spacing="normal" fo:font-style="normal" fo:font-weight="normal" officeooo:rsid="002182cb"/>
    </style:style>
    <style:style style:name="T23" style:family="text">
      <style:text-properties fo:font-variant="normal" fo:text-transform="none" style:font-name="Times New Roman" fo:font-size="14pt" fo:letter-spacing="normal" fo:font-style="normal" fo:font-weight="normal" officeooo:rsid="0022d1ea"/>
    </style:style>
    <style:style style:name="T24" style:family="text">
      <style:text-properties officeooo:rsid="00199d3c"/>
    </style:style>
    <style:style style:name="T25" style:family="text">
      <style:text-properties officeooo:rsid="001b19c8"/>
    </style:style>
    <style:style style:name="T26" style:family="text">
      <style:text-properties officeooo:rsid="001b74a5"/>
    </style:style>
    <style:style style:name="T27" style:family="text">
      <style:text-properties officeooo:rsid="001f209c"/>
    </style:style>
    <style:style style:name="T28" style:family="text">
      <style:text-properties officeooo:rsid="002182cb"/>
    </style:style>
    <style:style style:name="T29" style:family="text">
      <style:text-properties officeooo:rsid="002668a1"/>
    </style:style>
    <style:style style:name="T30" style:family="text">
      <style:text-properties officeooo:rsid="002836c7"/>
    </style:style>
    <style:style style:name="T31" style:family="text">
      <style:text-properties officeooo:rsid="00294748"/>
    </style:style>
    <style:style style:name="T32" style:family="text">
      <style:text-properties officeooo:rsid="002b57de"/>
    </style:style>
    <style:style style:name="T33" style:family="text">
      <style:text-properties officeooo:rsid="002e1726"/>
    </style:style>
    <style:style style:name="T34" style:family="text">
      <style:text-properties officeooo:rsid="002efd2d"/>
    </style:style>
    <style:style style:name="T35" style:family="text">
      <style:text-properties officeooo:rsid="0030c57d"/>
    </style:style>
    <style:style style:name="T36" style:family="text">
      <style:text-properties officeooo:rsid="0032ace7"/>
    </style:style>
    <style:style style:name="T37" style:family="text">
      <style:text-properties officeooo:rsid="00352de6"/>
    </style:style>
    <style:style style:name="T38" style:family="text">
      <style:text-properties officeooo:rsid="00354d0c"/>
    </style:style>
    <style:style style:name="T39" style:family="text">
      <style:text-properties officeooo:rsid="0036cee2"/>
    </style:style>
    <style:style style:name="T40" style:family="text">
      <style:text-properties officeooo:rsid="003b9f1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Функциональные требования</text:p>
      <text:p text:style-name="P37"/>
      <text:p text:style-name="P1">Общие требования: сервис является веб-приложением.</text:p>
      <text:p text:style-name="P1">1. Любой пользователь должен иметь возможность просмотреть информацию о <text:span text:style-name="T1">услугах, которые можно заказать, с возможностью поиска по имени</text:span>.</text:p>
      <text:p text:style-name="P1"><text:span text:style-name="T1">Для этого необходимо отобразить следующие поля</text:span>:</text:p>
      <text:list xml:id="list4272092195" text:style-name="L1">
        <text:list-item>
          <text:p text:style-name="P38">Название услуги</text:p>
        </text:list-item>
        <text:list-item>
          <text:p text:style-name="P38">Ее описание</text:p>
        </text:list-item>
        <text:list-item>
          <text:p text:style-name="P38">Выезд на дом к заказчику</text:p>
        </text:list-item>
        <text:list-item>
          <text:p text:style-name="P41">Обязательность предоставления материалов</text:p>
        </text:list-item>
        <text:list-item>
          <text:p text:style-name="P38">Минимальная стоимость с учетом покупки материалов</text:p>
        </text:list-item>
        <text:list-item>
          <text:p text:style-name="P38">Минимальная стоимость без учета покупки материалов</text:p>
        </text:list-item>
        <text:list-item>
          <text:p text:style-name="P38">Информация о рабочем:</text:p>
          <text:list>
            <text:list-item>
              <text:p text:style-name="P38">Емэйл</text:p>
            </text:list-item>
            <text:list-item>
              <text:p text:style-name="P38">Телефон</text:p>
            </text:list-item>
            <text:list-item>
              <text:p text:style-name="P38">Имя</text:p>
            </text:list-item>
            <text:list-item>
              <text:p text:style-name="P44">Фамилия</text:p>
            </text:list-item>
          </text:list>
        </text:list-item>
      </text:list>
      <text:p text:style-name="P3"><text:span text:style-name="T28">2. Любой пользователь должен иметь возможность перейти на страницу услуги. </text:span>На <text:span text:style-name="T28">ней</text:span>, должны быть отображены <text:span text:style-name="T2">следующие поля</text:span>:</text:p>
      <text:list xml:id="list1198022853" text:style-name="L2">
        <text:list-item>
          <text:p text:style-name="P39">Название услуги</text:p>
        </text:list-item>
        <text:list-item>
          <text:p text:style-name="P39">Ее описание</text:p>
        </text:list-item>
        <text:list-item>
          <text:p text:style-name="P39">Выезд на дом к заказчику</text:p>
        </text:list-item>
        <text:list-item>
          <text:p text:style-name="P39">Минимальная стоимость с учетом покупки материалов</text:p>
        </text:list-item>
        <text:list-item>
          <text:p text:style-name="P39">Минимальная стоимость без учета покупки материалов</text:p>
        </text:list-item>
        <text:list-item>
          <text:p text:style-name="P42">Рейтинг</text:p>
        </text:list-item>
        <text:list-item>
          <text:p text:style-name="P42">Обязательность предоставления материалов</text:p>
        </text:list-item>
        <text:list-item>
          <text:p text:style-name="P42">Комментарии заказчиков:</text:p>
          <text:list>
            <text:list-item>
              <text:p text:style-name="P42">Выставленный рейтинг</text:p>
            </text:list-item>
            <text:list-item>
              <text:p text:style-name="P42">Текстовый комментарий</text:p>
            </text:list-item>
            <text:list-item>
              <text:p text:style-name="P42"><text:soft-page-break/>Фотографии</text:p>
            </text:list-item>
          </text:list>
        </text:list-item>
        <text:list-item>
          <text:p text:style-name="P39">Информация о рабочем:</text:p>
          <text:list>
            <text:list-item>
              <text:p text:style-name="P39">Емэйл</text:p>
            </text:list-item>
            <text:list-item>
              <text:p text:style-name="P39">Телефон</text:p>
            </text:list-item>
            <text:list-item>
              <text:p text:style-name="P39">Имя</text:p>
            </text:list-item>
            <text:list-item>
              <text:p text:style-name="P45">Фамилия</text:p>
            </text:list-item>
          </text:list>
        </text:list-item>
      </text:list>
      <text:p text:style-name="P1"><text:span text:style-name="T28">3</text:span>. Пользователь должен иметь возможность зарегистрироваться при помощи формы.</text:p>
      <text:p text:style-name="P1">Форма регистрации пользователя-клиента должна содержать следующие поля:</text:p>
      <text:list xml:id="list2629462435" text:style-name="L3">
        <text:list-item>
          <text:p text:style-name="P48">Электронная почта</text:p>
        </text:list-item>
        <text:list-item>
          <text:p text:style-name="P48">Пароль</text:p>
        </text:list-item>
        <text:list-item>
          <text:p text:style-name="P48">Подтверждение пароля</text:p>
        </text:list-item>
        <text:list-item>
          <text:p text:style-name="P48">Номер телефона <text:span text:style-name="T24">(не обязательно к заполнению)</text:span></text:p>
        </text:list-item>
        <text:list-item>
          <text:p text:style-name="P48">Имя</text:p>
        </text:list-item>
        <text:list-item>
          <text:p text:style-name="P46">Фамилия</text:p>
        </text:list-item>
        <text:list-item>
          <text:p text:style-name="P46">Фотография (не обязательно к заполнению)</text:p>
        </text:list-item>
        <text:list-item>
          <text:p text:style-name="P46">Является данный пользователем мастером, предлагающим услугу, или заказчиком (не обязательно к заполнению, по умолчанию при регистрации любой пользователь является мастером)</text:p>
        </text:list-item>
      </text:list>
      <text:p text:style-name="P1"><text:span text:style-name="T28">4</text:span>. Пользователь должен иметь возможность авторизоваться при помощи формы.</text:p>
      <text:p text:style-name="P1">Форма должна содержать следующие поля:</text:p>
      <text:list xml:id="list3621338149" text:style-name="L4">
        <text:list-item>
          <text:p text:style-name="P49">Электронная почта</text:p>
        </text:list-item>
        <text:list-item>
          <text:p text:style-name="P49">Пароль</text:p>
        </text:list-item>
      </text:list>
      <text:p text:style-name="P1">Все поля обязательны для заполнения.</text:p>
      <text:p text:style-name="P1"><text:span text:style-name="T25">Далее</text:span> приложение должно проверить правильность введённых данных. Если пользователь заблокирован, то ему выводится сообщение о блокировке.</text:p>
      <text:p text:style-name="P2"><text:span text:style-name="T28">5</text:span>. Зарегистрированному пользователю должна быть предоставлена возможность сменить :</text:p>
      <text:list xml:id="list1800406088" text:style-name="L5">
        <text:list-item>
          <text:p text:style-name="P50">номер телефона</text:p>
        </text:list-item>
        <text:list-item>
          <text:p text:style-name="P93"><text:span text:style-name="T3"><text:s/></text:span><text:span text:style-name="T4">имя</text:span></text:p>
        </text:list-item>
        <text:list-item>
          <text:p text:style-name="P51"><text:soft-page-break/><text:s/>фамилию</text:p>
        </text:list-item>
        <text:list-item>
          <text:p text:style-name="P93"><text:span text:style-name="T4">является ли данный пользователь мастером</text:span><text:span text:style-name="T3">.</text:span></text:p>
        </text:list-item>
      </text:list>
      <text:p text:style-name="P30"><text:span text:style-name="T4">Все поля не обязательны для заполнения. </text:span><text:span text:style-name="T5">П</text:span><text:span text:style-name="T3">риложение должно произвести проверку корректности введённых данных (соответствие нового пароля требованиям, новый пароль не должен совпадать со старым</text:span><text:span text:style-name="T6">, пользователь может обновить информацию только о самом себе</text:span><text:span text:style-name="T3">). Если введённые данные некорректны, то пользователю должно быть выведено сообщение об этом.</text:span></text:p>
      <text:p text:style-name="P31"><text:span text:style-name="T9">6</text:span><text:span text:style-name="T6">. <text:s/>Пользователю-администратору тожна быть предоставлена возможность удалить пользователя (при этом должна быть произведена проверка, что пользователь не удаляет сам себя). Удаленный пользователь должен помечаться соответствующим статусом в базе данных и не иметь возможности залогиниться. Ему так же на емэйл должно быть отправлено письмо о том, что его удалили с сайта.</text:span></text:p>
      <text:p text:style-name="P35"><text:span text:style-name="T9">7</text:span><text:span text:style-name="T3">. </text:span><text:span text:style-name="T7">Пользователь-администратор так же может присвоить пользователю статус аминистратора или мастера, или наоборот убрать их (при этом должна быть произведена проверка, что пользователь не меняет статус сам себе). При условии успешной смены статуса, пользователю, которого изменили, должен быть отправлен email соответствующего содержания.</text:span></text:p>
      <text:p text:style-name="P36"><text:span text:style-name="T9">8</text:span><text:span text:style-name="T3">. </text:span><text:span text:style-name="T8">Пользователю-аминистратору должна быть доступна возможность получения списка всех зарегистрированных пользователей, со следующими полями:</text:span></text:p>
      <text:list xml:id="list1840269280" text:style-name="L6">
        <text:list-item>
          <text:p text:style-name="P52">email</text:p>
        </text:list-item>
        <text:list-item>
          <text:p text:style-name="P52">телефонный номер</text:p>
        </text:list-item>
        <text:list-item>
          <text:p text:style-name="P52">имя</text:p>
        </text:list-item>
        <text:list-item>
          <text:p text:style-name="P52">фамилия</text:p>
        </text:list-item>
      </text:list>
      <text:p text:style-name="P22">Данный список должен иметь возможность фильтрации по:</text:p>
      <text:list xml:id="list2632616723" text:style-name="L7">
        <text:list-item>
          <text:p text:style-name="P53">email</text:p>
        </text:list-item>
        <text:list-item>
          <text:p text:style-name="P53">статусу администратора</text:p>
        </text:list-item>
        <text:list-item>
          <text:p text:style-name="P53">статусу мастера</text:p>
        </text:list-item>
        <text:list-item>
          <text:p text:style-name="P94"><text:span text:style-name="T3">статусу удаления</text:span><text:span text:style-name="T18">(ОДЕКВАТНО ПЕРЕНАЗВАТЬ!!!!!)</text:span></text:p>
        </text:list-item>
      </text:list>
      <text:p text:style-name="P29"/>
      <text:p text:style-name="P32"><text:span text:style-name="T22">9</text:span><text:span text:style-name="T19">. Пользователю-аминистратору должна быть доступна возможность </text:span><text:span text:style-name="T20">просмотра информации о конкретном пользователе, должны быть отображены следующие поля</text:span><text:span text:style-name="T19">:</text:span></text:p>
      <text:list xml:id="list554771047" text:style-name="L8">
        <text:list-item>
          <text:p text:style-name="P54"><text:soft-page-break/>email</text:p>
        </text:list-item>
        <text:list-item>
          <text:p text:style-name="P54">телефонный номер</text:p>
        </text:list-item>
        <text:list-item>
          <text:p text:style-name="P54">имя</text:p>
        </text:list-item>
        <text:list-item>
          <text:p text:style-name="P54">фамилия</text:p>
        </text:list-item>
        <text:list-item>
          <text:p text:style-name="P55">фотография</text:p>
        </text:list-item>
        <text:list-item>
          <text:p text:style-name="P55">статус администратора</text:p>
        </text:list-item>
        <text:list-item>
          <text:p text:style-name="P55">статус мастера</text:p>
        </text:list-item>
        <text:list-item>
          <text:p text:style-name="P55">статус удаления(НАДО НОРМАЛЬНОЕ НАЗВАНИЕ)</text:p>
        </text:list-item>
      </text:list>
      <text:p text:style-name="P33"><text:span text:style-name="T22">10</text:span><text:span text:style-name="T19">. <text:s/></text:span><text:span text:style-name="T21">Зарегистрированному пользователю-мастеру должна быть предоставлена возможность добавить оказываемую услугу. Для этого необходимо предоставить следующую информацию:</text:span></text:p>
      <text:list xml:id="list4212771420" text:style-name="L9">
        <text:list-item>
          <text:p text:style-name="P56">Название услуги (выбирается из списка)</text:p>
        </text:list-item>
        <text:list-item>
          <text:p text:style-name="P59">Выполение работы на дому заказчика(необязательно к заполнению, принимает следующие значения: нет, да. По умолчанию - да)</text:p>
        </text:list-item>
        <text:list-item>
          <text:p text:style-name="P56">Текстовое описание (не обязательно к заполнению)</text:p>
        </text:list-item>
        <text:list-item>
          <text:p text:style-name="P56">Необходимость наличия материалов (может принимать следующие значения: да, нет, оба варианта)</text:p>
        </text:list-item>
        <text:list-item>
          <text:p text:style-name="P56">Минимальная цена без учета покупки материалов (не обязательно к заполнению)</text:p>
        </text:list-item>
        <text:list-item>
          <text:p text:style-name="P56">Минимальная цена с учетом покупки материалов (не обязательно к заполнению)</text:p>
        </text:list-item>
      </text:list>
      <text:p text:style-name="P23">При создании услуги необходимо призвести следующие проверки:</text:p>
      <text:list xml:id="list953787796" text:style-name="L10">
        <text:list-item>
          <text:p text:style-name="P95"><text:span text:style-name="T19">Если наличие материалов необходимо, то должна быть указана минимальная цена </text:span><text:span text:style-name="T21">без учета покупки материалов </text:span><text:span text:style-name="T19">и отсутствовать минимальная цена </text:span><text:span text:style-name="T21">с учетом покупки материалов</text:span></text:p>
        </text:list-item>
        <text:list-item>
          <text:p text:style-name="P95"><text:span text:style-name="T21">Если наличие материалов не </text:span><text:span text:style-name="T19">нужн</text:span><text:span text:style-name="T21">о, то должна быть указана </text:span><text:span text:style-name="T19">минимальная</text:span><text:span text:style-name="T21"> цена </text:span><text:span text:style-name="T19">с</text:span><text:span text:style-name="T21"> учет</text:span><text:span text:style-name="T19">ом</text:span><text:span text:style-name="T21"> покупки материалов и отсутствовать </text:span><text:span text:style-name="T19">минимальная</text:span><text:span text:style-name="T21"> цена </text:span><text:span text:style-name="T19">без</text:span><text:span text:style-name="T21"> учет</text:span><text:span text:style-name="T19">а </text:span><text:span text:style-name="T21">покупки материалов</text:span></text:p>
        </text:list-item>
        <text:list-item>
          <text:p text:style-name="P95"><text:span text:style-name="T21">Е</text:span><text:span text:style-name="T19">сли возможны оба варианта, то должна быть укакзана и минимальная </text:span><text:span text:style-name="T21">цена </text:span><text:span text:style-name="T19">с</text:span><text:span text:style-name="T21"> учет</text:span><text:span text:style-name="T19">ом</text:span><text:span text:style-name="T21"> покупки материалов, </text:span><text:span text:style-name="T19">и минимальная </text:span><text:span text:style-name="T21">цена </text:span><text:span text:style-name="T19">без</text:span><text:span text:style-name="T21"> учет</text:span><text:span text:style-name="T19">а </text:span><text:span text:style-name="T21">покупки материалов</text:span></text:p>
        </text:list-item>
      </text:list>
      <text:p text:style-name="P34"><text:soft-page-break/><text:span text:style-name="T21">1</text:span><text:span text:style-name="T19">1. <text:s/></text:span><text:span text:style-name="T21">Зарегистрированному пользователю-мастеру должна быть предоставлена возможность </text:span><text:span text:style-name="T19">просм</text:span><text:span text:style-name="T23">о</text:span><text:span text:style-name="T19">треть список всех его услуг с возможностью поска по названию. Для каждой конкретной услуги должны быть отображены следующие поля:</text:span></text:p>
      <text:list xml:id="list1265990183" text:style-name="L11">
        <text:list-item>
          <text:p text:style-name="P40">Название услуги</text:p>
        </text:list-item>
        <text:list-item>
          <text:p text:style-name="P40">Ее описание</text:p>
        </text:list-item>
        <text:list-item>
          <text:p text:style-name="P40">Выезд на дом к заказчику</text:p>
        </text:list-item>
        <text:list-item>
          <text:p text:style-name="P43">Обязательность предоставления материалов</text:p>
        </text:list-item>
        <text:list-item>
          <text:p text:style-name="P40">Минимальная стоимость с учетом покупки материалов</text:p>
        </text:list-item>
        <text:list-item>
          <text:p text:style-name="P40">Минимальная стоимость без учета покупки материалов</text:p>
        </text:list-item>
        <text:list-item>
          <text:p text:style-name="P40">Информация о рабочем:</text:p>
          <text:list>
            <text:list-item>
              <text:p text:style-name="P40">Емэйл</text:p>
            </text:list-item>
            <text:list-item>
              <text:p text:style-name="P40">Телефон</text:p>
            </text:list-item>
            <text:list-item>
              <text:p text:style-name="P40">Имя</text:p>
            </text:list-item>
            <text:list-item>
              <text:p text:style-name="P47">Фамилия</text:p>
            </text:list-item>
          </text:list>
        </text:list-item>
      </text:list>
      <text:p text:style-name="P5">12. <text:s/><text:span text:style-name="T27">Зарегистрированному пользователю-мастеру должна быть предоставлена возможность </text:span>обновить выставленную им услугу. Для этого необходимо предоставить следующие поля:</text:p>
      <text:list xml:id="list669856548" text:style-name="L12">
        <text:list-item>
          <text:p text:style-name="P60">Выполение работы на дому заказчика(необязательно к заполнению)</text:p>
        </text:list-item>
        <text:list-item>
          <text:p text:style-name="P57">Текстовое описание (не обязательно к заполнению)</text:p>
        </text:list-item>
        <text:list-item>
          <text:p text:style-name="P58">Необходимость наличия материалов (не обязательно к заполнению, может принимать следующие значения: да, нет, оба варианта)</text:p>
        </text:list-item>
        <text:list-item>
          <text:p text:style-name="P57">Минимальная цена без учета покупки материалов (не обязательно к заполнению)</text:p>
        </text:list-item>
        <text:list-item>
          <text:p text:style-name="P57">Минимальная цена с учетом покупки материалов (не обязательно к заполнению)</text:p>
        </text:list-item>
      </text:list>
      <text:p text:style-name="P6">При этом приложение должно произвести следующие проверки:</text:p>
      <text:list xml:id="list1526546485" text:style-name="L13">
        <text:list-item>
          <text:p text:style-name="P96"><text:span text:style-name="T19">Если наличие материалов необходимо, то должна быть указана минимальная цена </text:span><text:span text:style-name="T21">без учета покупки материалов </text:span><text:span text:style-name="T19">и отсутствовать минимальная цена </text:span><text:span text:style-name="T21">с учетом покупки материалов</text:span></text:p>
        </text:list-item>
        <text:list-item>
          <text:p text:style-name="P96"><text:soft-page-break/><text:span text:style-name="T21">Если наличие материалов не </text:span><text:span text:style-name="T19">нужн</text:span><text:span text:style-name="T21">о, то должна быть указана </text:span><text:span text:style-name="T19">минимальная</text:span><text:span text:style-name="T21"> цена </text:span><text:span text:style-name="T19">с</text:span><text:span text:style-name="T21"> учет</text:span><text:span text:style-name="T19">ом</text:span><text:span text:style-name="T21"> покупки материалов и отсутствовать </text:span><text:span text:style-name="T19">минимальная</text:span><text:span text:style-name="T21"> цена </text:span><text:span text:style-name="T19">без</text:span><text:span text:style-name="T21"> учет</text:span><text:span text:style-name="T19">а </text:span><text:span text:style-name="T21">покупки материалов</text:span></text:p>
        </text:list-item>
        <text:list-item>
          <text:p text:style-name="P61"><text:span text:style-name="T27">Е</text:span>сли возможны оба варианта, то должна быть укакзана и минимальная <text:span text:style-name="T27">цена </text:span>с<text:span text:style-name="T27"> учет</text:span>ом<text:span text:style-name="T27"> покупки материалов, </text:span>и минимальная <text:span text:style-name="T27">цена </text:span>без<text:span text:style-name="T27"> учет</text:span>а <text:span text:style-name="T27">покупки материалов</text:span></text:p>
        </text:list-item>
      </text:list>
      <text:p text:style-name="P6">В случае успешного обновления услуги, всем пользователям, которые имеет активные и подвержденные заявки на ее выполнение должен быть отправлен email о том, что услуга была изменена.</text:p>
      <text:p text:style-name="P6">13. <text:span text:style-name="T27">Зарегистрированному пользователю-мастеру должна быть предоставлена возможность </text:span>удалить<text:span text:style-name="T27"> выставленную им услугу. </text:span>При этом услуга должна сохраниться в базе, но быть недоступна для просмотра и заказа. Всем пользователям, которые имеет активные и подвержденные заявки на ее выполнение должен быть отправлен email о том, что услуга была удалена.</text:p>
      <text:p text:style-name="P6">14. <text:span text:style-name="T29">Зарегистрированному пользователю должна быть предоставлена возможность написания жалобы на другого пользователя. Для этого необходимо заполнить следующие поля:</text:span></text:p>
      <text:list xml:id="list4213173979" text:style-name="L14">
        <text:list-item>
          <text:p text:style-name="P62">Email пользователя, на которого подается жалоба(не обязательно для заполнения)</text:p>
        </text:list-item>
        <text:list-item>
          <text:p text:style-name="P62">Телефон пользователя, на которого подается жалоба(не обязательно для заполнения)</text:p>
        </text:list-item>
        <text:list-item>
          <text:p text:style-name="P62">Адрес пользователя, на которого подается жалоба(не обязательно для заполнения)</text:p>
        </text:list-item>
        <text:list-item>
          <text:p text:style-name="P62">Текстовый комментарий(не обязательно для заполнения)</text:p>
        </text:list-item>
        <text:list-item>
          <text:p text:style-name="P62">Фотографии(не больше 5, не обязательно для заполенения)</text:p>
        </text:list-item>
        <text:list-item>
          <text:p text:style-name="P62">Документы(не больше 5, не обязательно для заполенения)</text:p>
        </text:list-item>
      </text:list>
      <text:p text:style-name="P7">При этом приложение должно проверить наличие либо телефона, либо email пользователя, на которого подается жалоба. В случае успешного создания жалобы, ей присваивается статус активной и всем пользователям-администраторам должен быть отправлен email о том, что создана новая жалоба, которую необходимо рассмотреть.</text:p>
      <text:p text:style-name="P7">15. <text:s/><text:span text:style-name="T26">Пользователю-администратору тожна быть предоставлена возможность </text:span>просмотра всех жалоб с возможностью их фильтрации по статусу. Для этого должны быть отображены следующие поля:</text:p>
      <text:list xml:id="list3017755361" text:style-name="L15">
        <text:list-item>
          <text:p text:style-name="P65"><text:soft-page-break/>Статус жалобы(активна, удовлетворена или отклонена)</text:p>
        </text:list-item>
        <text:list-item>
          <text:p text:style-name="P65">Дата создания</text:p>
        </text:list-item>
        <text:list-item>
          <text:p text:style-name="P66">Текст</text:p>
        </text:list-item>
      </text:list>
      <text:p text:style-name="P8">16. <text:span text:style-name="T26">Пользователю-администратору должна быть предоставлена возможность просмотра </text:span>конкретной<text:span text:style-name="T26"> жалоб</text:span>ы<text:span text:style-name="T26">. Для этого должны быть отображены следующие поля:</text:span></text:p>
      <text:list xml:id="list140441003892506" text:continue-numbering="true" text:style-name="L15">
        <text:list-item>
          <text:p text:style-name="P65">Статус жалобы(активна, удовлетворена или отклонена)</text:p>
        </text:list-item>
        <text:list-item>
          <text:p text:style-name="P65">Дата создания</text:p>
        </text:list-item>
        <text:list-item>
          <text:p text:style-name="P63">Email пользователя, на которого подается жалоба</text:p>
        </text:list-item>
        <text:list-item>
          <text:p text:style-name="P63">Телефон пользователя, на которого подается жалоба</text:p>
        </text:list-item>
        <text:list-item>
          <text:p text:style-name="P63">Адрес пользователя, на которого подается жалоба</text:p>
        </text:list-item>
        <text:list-item>
          <text:p text:style-name="P63">Текстовый комментарий</text:p>
        </text:list-item>
        <text:list-item>
          <text:p text:style-name="P63">Фотографии</text:p>
        </text:list-item>
        <text:list-item>
          <text:p text:style-name="P63">Документы</text:p>
        </text:list-item>
      </text:list>
      <text:p text:style-name="P9">17. Каждому зарегистрированному пользователю должна быть предоставлена возмоность <text:span text:style-name="T29">просмотра всех жалоб, </text:span>созданных им,<text:span text:style-name="T29"> с возможностью их фильтрации по статусу. Для этого должны быть отображены следующие поля:</text:span></text:p>
      <text:list xml:id="list140441508562986" text:continue-numbering="true" text:style-name="L15">
        <text:list-item>
          <text:p text:style-name="P67">Статус жалобы(активна, удовлетворена или отклонена)</text:p>
        </text:list-item>
        <text:list-item>
          <text:p text:style-name="P67">Дата создания</text:p>
        </text:list-item>
        <text:list-item>
          <text:p text:style-name="P67">Текст</text:p>
        </text:list-item>
      </text:list>
      <text:p text:style-name="P9">18. <text:s/>Каждому зарегистрированному пользователю должна <text:span text:style-name="T26">быть предоставлена возможность просмотра конкретной жалобы. Для этого должны быть отображены следующие поля:</text:span></text:p>
      <text:list xml:id="list140440848639786" text:continue-numbering="true" text:style-name="L15">
        <text:list-item>
          <text:p text:style-name="P67">Статус жалобы(активна, удовлетворена или отклонена)</text:p>
        </text:list-item>
        <text:list-item>
          <text:p text:style-name="P67">Дата создания</text:p>
        </text:list-item>
        <text:list-item>
          <text:p text:style-name="P64">Email пользователя, на которого подается жалоба</text:p>
        </text:list-item>
        <text:list-item>
          <text:p text:style-name="P64">Телефон пользователя, на которого подается жалоба</text:p>
        </text:list-item>
        <text:list-item>
          <text:p text:style-name="P64">Адрес пользователя, на которого подается жалоба</text:p>
        </text:list-item>
        <text:list-item>
          <text:p text:style-name="P64">Текстовый комментарий</text:p>
        </text:list-item>
        <text:list-item>
          <text:p text:style-name="P64">Фотографии</text:p>
        </text:list-item>
        <text:list-item>
          <text:p text:style-name="P64"><text:soft-page-break/>Документы</text:p>
        </text:list-item>
      </text:list>
      <text:p text:style-name="P10">19. Любому зарегистрированному пользоват<text:span text:style-name="T36">е</text:span>лю должна быть предоставлена возможность оставить отзыв на ту услугу, которую он заказывал. Для этого нобходимо заполнить следующие поля:</text:p>
      <text:list xml:id="list223461489" text:style-name="L16">
        <text:list-item>
          <text:p text:style-name="P68">Рейтинг( целое число от 1 до 5, не обязательно для заполнения)</text:p>
        </text:list-item>
        <text:list-item>
          <text:p text:style-name="P68">Текстовый комментарий( не обязательно для заполнения)</text:p>
        </text:list-item>
        <text:list-item>
          <text:p text:style-name="P68">Фоторгафии( не больше 5, не обяззательно для заполения)</text:p>
        </text:list-item>
      </text:list>
      <text:p text:style-name="P10">При этом приложение должно произвести следующие проверки:</text:p>
      <text:list xml:id="list2845542991" text:style-name="L17">
        <text:list-item>
          <text:p text:style-name="P71">Необходимо чтобы был указа или текстовый комментарий, или рейтинг, или оба сразу</text:p>
        </text:list-item>
        <text:list-item>
          <text:p text:style-name="P71">Комментарий можно оставить <text:s/>только на услугу, которая была заказана и оказана данному пользователю</text:p>
        </text:list-item>
      </text:list>
      <text:p text:style-name="P11">При созании комментария с рейтингом, рейтинг всей услуги необходимо пересчитать(должен быть равен среднему арифметическому рейтингу всех оставленных комментариев)</text:p>
      <text:p text:style-name="P12">20. <text:s/><text:span text:style-name="T30">Каждому зарегистрированному пользователю должна быть предоставлена возмоность просмотра всех комментариев, созданных им, с возможностью их фильтрации по рейтингу. Для этого должны быть отображены следующие поля:</text:span></text:p>
      <text:list xml:id="list1558786825" text:style-name="L18">
        <text:list-item>
          <text:p text:style-name="P72">Рейтинг</text:p>
        </text:list-item>
        <text:list-item>
          <text:p text:style-name="P72">Текст</text:p>
        </text:list-item>
      </text:list>
      <text:p text:style-name="P13">21. <text:span text:style-name="T30"><text:s/>Каждому зарегистрированному пользователю должна быть предоставлена возможность просмотра конкретно</text:span>го комментария,<text:span text:style-name="T30"> </text:span>созданного им<text:span text:style-name="T30">. Для этого должны быть отображены следующие поля:</text:span></text:p>
      <text:list xml:id="list2116040539" text:style-name="L19">
        <text:list-item>
          <text:p text:style-name="P69">Рейтинг</text:p>
        </text:list-item>
        <text:list-item>
          <text:p text:style-name="P69">Текстовый комментарий</text:p>
        </text:list-item>
        <text:list-item>
          <text:p text:style-name="P69">Фоторгафии</text:p>
        </text:list-item>
      </text:list>
      <text:p text:style-name="P13">22. <text:s/><text:span text:style-name="T30">Каждому зарегистрированному пользователю должна быть предоставлена возможность </text:span>обновления<text:span text:style-name="T30"> конкретно</text:span>го комментария,<text:span text:style-name="T30"> </text:span>созданного им. <text:s/><text:span text:style-name="T31">Для этого нобходимо заполнить следующие поля:</text:span></text:p>
      <text:list xml:id="list3345550930" text:style-name="L20">
        <text:list-item>
          <text:p text:style-name="P70">Рейтинг( целое число от 1 до 5, не обязательно для заполнения)</text:p>
        </text:list-item>
        <text:list-item>
          <text:p text:style-name="P70">Текстовый комментарий( не обязательно для заполнения)</text:p>
        </text:list-item>
      </text:list>
      <text:p text:style-name="P12"><text:soft-page-break/>При <text:span text:style-name="T32">обновлении</text:span> комментария с рейтингом, рейтинг всей услуги необходимо пересчитать(должен быть равен среднему арифметическому рейтингу всех оставленных комментариев)</text:p>
      <text:p text:style-name="P14">23. <text:span text:style-name="T30">Каждому зарегистрированному пользователю должна быть предоставлена возможность </text:span>удаления<text:span text:style-name="T30"> конкретного комментария, созданного им. При </text:span>удалении<text:span text:style-name="T30"> комментария с рейтингом, рейтинг всей услуги необходимо пересчитать(должен быть равен среднему арифметическому рейтингу всех оставленных комментариев)</text:span></text:p>
      <text:p text:style-name="P15">24. <text:s/><text:span text:style-name="T30">Каждому пользователю должна быть предоставлена возможность заказа услуги. Для этого необходимо заполнить следующие поля:</text:span></text:p>
      <text:list xml:id="list3470865722" text:style-name="L21">
        <text:list-item>
          <text:p text:style-name="P73">id услуги</text:p>
        </text:list-item>
        <text:list-item>
          <text:p text:style-name="P73">дату и время начала выполнения услуги (в формате “год-месяц-день часы:минуты:секунды”)</text:p>
        </text:list-item>
        <text:list-item>
          <text:p text:style-name="P73">свой телефон( только для незарегистрированных пользовател<text:span text:style-name="T35">е</text:span>й, но и для них необязательно для заполнения)</text:p>
        </text:list-item>
        <text:list-item>
          <text:p text:style-name="P73">свой email( только для незарегистрированных пользовател<text:span text:style-name="T35">е</text:span>й, но и для них необязательно для заполнения)</text:p>
        </text:list-item>
        <text:list-item>
          <text:p text:style-name="P73">свой адрес( необязательно для заполнения)</text:p>
        </text:list-item>
        <text:list-item>
          <text:p text:style-name="P73">фоторгафии предполагаемого фронта работ<text:span text:style-name="T33">(не больше 5, не обязательно для заполнения)</text:span></text:p>
        </text:list-item>
        <text:list-item>
          <text:p text:style-name="P78">текстовое описание(<text:span text:style-name="T33">не обязательно для заполнения)</text:span></text:p>
        </text:list-item>
      </text:list>
      <text:p text:style-name="P16">При этом приложение должно провести следующие проверки:</text:p>
      <text:list xml:id="list211991237" text:style-name="L22">
        <text:list-item>
          <text:p text:style-name="P80">Если услугу заказывает незарегистрированный пользователь, то должен быть указан или телефон, или email, или оба</text:p>
        </text:list-item>
        <text:list-item>
          <text:p text:style-name="P80">Ни адрес, ни телефон, ни email не должны быть занесены в черный список</text:p>
        </text:list-item>
        <text:list-item>
          <text:p text:style-name="P80">Заказ можно сделать только на свободное время(то есть не должно быть других одобренных заказов в промежутке получаса до и после времени начала выполнения услуги)</text:p>
        </text:list-item>
      </text:list>
      <text:p text:style-name="P16">В случае успешного создания заказа, пользователю, оказываеющему заказанную услугу, должен быть отправлен email с текстом о <text:s/>том, что у него появился новый заказ.</text:p>
      <text:p text:style-name="P18"><text:soft-page-break/>25. <text:span text:style-name="T34">Любой пользователь может обновить, сделанный им заказ. <text:s/>Для этого необходимо заполнить следующие поля:</text:span></text:p>
      <text:list xml:id="list2971061803" text:style-name="L23">
        <text:list-item>
          <text:p text:style-name="P74">дату и время начала выполнения услуги (в формате “год-месяц-день часы:минуты:секунды”)</text:p>
        </text:list-item>
        <text:list-item>
          <text:p text:style-name="P74">свой телефон( только для незарегистрированных пользовател<text:span text:style-name="T35">е</text:span>й, но и для них необязательно для заполнения)</text:p>
        </text:list-item>
        <text:list-item>
          <text:p text:style-name="P74">свой email( только для незарегистрированных пользовател<text:span text:style-name="T35">е</text:span>й, но и для них необязательно для заполнения)</text:p>
        </text:list-item>
        <text:list-item>
          <text:p text:style-name="P74">свой адрес( необязательно для заполнения)</text:p>
        </text:list-item>
        <text:list-item>
          <text:p text:style-name="P74">фоторгафии предполагаемого фронта работ<text:span text:style-name="T33">(не больше 5, не обязательно для заполнения)</text:span></text:p>
        </text:list-item>
        <text:list-item>
          <text:p text:style-name="P79">текстовое описание(<text:span text:style-name="T33">не обязательно для заполнения)</text:span></text:p>
        </text:list-item>
      </text:list>
      <text:p text:style-name="P17">При этом приложение должно провести следующие проверки:</text:p>
      <text:list xml:id="list140441164684666" text:continue-list="list211991237" text:style-name="L22">
        <text:list-item>
          <text:p text:style-name="P81">Если услугу заказывает незарегистрированный пользователь, т<text:span text:style-name="T35">о</text:span> или телефон, или email, или оба <text:span text:style-name="T35">должны совпадать с тем, который в заказе</text:span></text:p>
        </text:list-item>
        <text:list-item>
          <text:p text:style-name="P81">Ни адрес, ни телефон, ни email не должны быть занесены в черный список</text:p>
        </text:list-item>
        <text:list-item>
          <text:p text:style-name="P81">Заказ можно сделать только на свободное время(то есть не должно быть других одобренных заказов в промежутке получаса до и после времени начала выполнения услуги)</text:p>
        </text:list-item>
      </text:list>
      <text:p text:style-name="P19">26. <text:s/><text:span text:style-name="T34">Любой пользователь может </text:span>удалить<text:span text:style-name="T34">, сделанный им заказ. Если услугу заказывает незарегистрированный пользователь, т</text:span>о<text:span text:style-name="T34"> или телефон, или email, или оба </text:span>должны совпадать с тем, который в заказе.</text:p>
      <text:p text:style-name="P20">27. <text:s/><text:span text:style-name="T27">Зарегистрированному пользователю-мастеру должна быть предоставлена возможность </text:span>увидеть список заказов на его услуги, с возможностью фильтрации по статусу и сортировки по времени создания и времени <text:s/>начала выполнения заказа. Для этого должны быть отображены следующие поля:</text:p>
      <text:list xml:id="list3795498865" text:style-name="L24">
        <text:list-item>
          <text:p text:style-name="P75">дат<text:span text:style-name="T36">а</text:span> и время начала выполнения услуги</text:p>
        </text:list-item>
        <text:list-item>
          <text:p text:style-name="P82">услуга</text:p>
        </text:list-item>
        <text:list-item>
          <text:p text:style-name="P75">дат<text:span text:style-name="T36">а</text:span> и время <text:span text:style-name="T36">создания заявки на услугу</text:span></text:p>
        </text:list-item>
        <text:list-item>
          <text:p text:style-name="P75">адрес</text:p>
        </text:list-item>
      </text:list>
      <text:p text:style-name="P20"><text:soft-page-break/>28. <text:s/>Зарегистрированному пользователю-мастеру должна быть предоставлена возможность увидеть конкретный заказ на его услугу. <text:s/>Для этого должны быть отображены следующие поля: </text:p>
      <text:list xml:id="list977976056" text:style-name="L25">
        <text:list-item>
          <text:p text:style-name="P76">дат<text:span text:style-name="T36">а</text:span> и время начала выполнения услуги</text:p>
        </text:list-item>
        <text:list-item>
          <text:p text:style-name="P83">услуга</text:p>
        </text:list-item>
        <text:list-item>
          <text:p text:style-name="P76">дат<text:span text:style-name="T36">а</text:span> и время <text:span text:style-name="T36">создания заявки на услугу</text:span></text:p>
        </text:list-item>
        <text:list-item>
          <text:p text:style-name="P76">адрес</text:p>
        </text:list-item>
        <text:list-item>
          <text:p text:style-name="P83">текстовый комментарий</text:p>
        </text:list-item>
        <text:list-item>
          <text:p text:style-name="P83">email заказчтка</text:p>
        </text:list-item>
        <text:list-item>
          <text:p text:style-name="P83">телефон заказчика</text:p>
        </text:list-item>
        <text:list-item>
          <text:p text:style-name="P83">фотографии</text:p>
        </text:list-item>
      </text:list>
      <text:p text:style-name="P20">29. <text:span text:style-name="T27">Зарегистрированному пользователю должна быть предоставлена возможность </text:span>увидеть список его заказов на услуги, с возможностью фильтрации по статусу и сортировки по времени создания и времени <text:s/>начала выполнения заказа. Для этого должны быть отображены следующие поля:</text:p>
      <text:list xml:id="list140440611363343" text:continue-list="list3795498865" text:style-name="L24">
        <text:list-item>
          <text:p text:style-name="P75">дат<text:span text:style-name="T36">а</text:span> и время начала выполнения услуги</text:p>
        </text:list-item>
        <text:list-item>
          <text:p text:style-name="P82">услуга</text:p>
        </text:list-item>
        <text:list-item>
          <text:p text:style-name="P75">дат<text:span text:style-name="T36">а</text:span> и время <text:span text:style-name="T36">создания заявки на услугу</text:span></text:p>
        </text:list-item>
        <text:list-item>
          <text:p text:style-name="P75">адрес</text:p>
        </text:list-item>
      </text:list>
      <text:p text:style-name="P21">30. <text:span text:style-name="T36">Зарегистрированному пользователю должна быть предоставлена возможность </text:span>увидить конкретный свой заказ на<text:span text:style-name="T36"> услугу. <text:s/>Для этого должны быть отображены следующие поля: </text:span></text:p>
      <text:list xml:id="list140441116443968" text:continue-list="list977976056" text:style-name="L25">
        <text:list-item>
          <text:p text:style-name="P77">дат<text:span text:style-name="T36">а</text:span> и время начала выполнения услуги</text:p>
        </text:list-item>
        <text:list-item>
          <text:p text:style-name="P84">услуга</text:p>
        </text:list-item>
        <text:list-item>
          <text:p text:style-name="P77">дат<text:span text:style-name="T36">а</text:span> и время <text:span text:style-name="T36">создания заявки на услугу</text:span></text:p>
        </text:list-item>
        <text:list-item>
          <text:p text:style-name="P77">адрес</text:p>
        </text:list-item>
        <text:list-item>
          <text:p text:style-name="P84">текстовый комментарий</text:p>
        </text:list-item>
        <text:list-item>
          <text:p text:style-name="P84">email заказчтка</text:p>
        </text:list-item>
        <text:list-item>
          <text:p text:style-name="P84">телефон заказчика</text:p>
        </text:list-item>
        <text:list-item>
          <text:p text:style-name="P84">фотографии</text:p>
        </text:list-item>
      </text:list>
      <text:p text:style-name="P24"><text:soft-page-break/>31. Зарегистрированному пользователю-администратору должна быть предоставлена возможность добавлять запись в черный список, для этого необходимо заполнить следующие поля:</text:p>
      <text:list xml:id="list3432759021" text:style-name="L26">
        <text:list-item>
          <text:p text:style-name="P85">адрес( не обязательно к заполнению)</text:p>
        </text:list-item>
        <text:list-item>
          <text:p text:style-name="P85">email( не обязательно к заполнению)</text:p>
        </text:list-item>
        <text:list-item>
          <text:p text:style-name="P85">телефон( не обязаятельно к заполнению)</text:p>
        </text:list-item>
      </text:list>
      <text:p text:style-name="P24">При этом приложение должно проверить, чтобы были заполнены или email, или телефон, или они оба. В случае удачного создания записи и если в ней указан email, пользователю по этому email, должно быть отправлено письмо, с извещением о том, что он в черном списке.</text:p>
      <text:p text:style-name="P24">32. <text:s/>Зарегистрированному пользователю-администратору должна быть предоставлена возможность удалить запись из черного списка. В случае удачного удаления записи и если в ней был указан email, пользователю по этому email, должно быть отправлено письмо, с извещением о том, что он больше не в черном списке.</text:p>
      <text:p text:style-name="P24">33. <text:s/><text:span text:style-name="T37">Зарегистрированному пользователю-мастеру должна быть предоставлена возможность ответить на полученную заявку, для этого надо заполнить следующие поля:</text:span></text:p>
      <text:list xml:id="list610456376" text:style-name="L27">
        <text:list-item>
          <text:p text:style-name="P86">заявка</text:p>
        </text:list-item>
        <text:list-item>
          <text:p text:style-name="P86">текст( не обязательно к заполнению)</text:p>
        </text:list-item>
        <text:list-item>
          <text:p text:style-name="P86">статус( может принимать зачения “approved” или “rejected”)</text:p>
        </text:list-item>
      </text:list>
      <text:p text:style-name="P25">В случае удачного создания ответа на заявку и если в заявке бы указан email заказчика, по нему должно быть отправлено письмо с извещением о том, что статус его заявки изменился.</text:p>
      <text:p text:style-name="P26">34. Зарегистрированному пользователю-<text:span text:style-name="T38">администратору</text:span> должна быть предоставлена возможность ответить на полученную <text:span text:style-name="T39">жалобу</text:span>, для этого надо заполнить следующие поля:</text:p>
      <text:list xml:id="list489673578" text:style-name="L28">
        <text:list-item>
          <text:p text:style-name="P89">жалоба</text:p>
        </text:list-item>
        <text:list-item>
          <text:p text:style-name="P87">текст( не обязательно к заполнению)</text:p>
        </text:list-item>
        <text:list-item>
          <text:p text:style-name="P87">статус( может принимать зачения “approved” или “rejected”)</text:p>
        </text:list-item>
      </text:list>
      <text:p text:style-name="P27">В случае удачного создания ответа на <text:span text:style-name="T39">жалобу</text:span> по <text:span text:style-name="T39">email-у создателя жалобы</text:span> должно быть отправлено письмо с извещением о том, что статус его <text:span text:style-name="T39">жалобы</text:span> изменился.</text:p>
      <text:p text:style-name="P28"><text:soft-page-break/>35. <text:span text:style-name="T37"><text:s/>Зарегистрированному пользователю-администратору должна быть предоставлена возможность </text:span>просмотреть все жалобы, на которые он отвечал, для этого должны быть отображены следующие поля:</text:p>
      <text:list xml:id="list140636297" text:style-name="L29">
        <text:list-item>
          <text:p text:style-name="P90">жалоба</text:p>
        </text:list-item>
        <text:list-item>
          <text:p text:style-name="P88">текст</text:p>
        </text:list-item>
        <text:list-item>
          <text:p text:style-name="P88">статус</text:p>
        </text:list-item>
      </text:list>
      <text:p text:style-name="P28">36. <text:span text:style-name="T37">Зарегистрированному пользователю должна быть предоставлена возможность </text:span>просмотреть все жалобы, которые он создавал, для этого должны быть отображены следующие поля:</text:p>
      <text:list xml:id="list140440501093179" text:continue-numbering="true" text:style-name="L29">
        <text:list-item>
          <text:p text:style-name="P90">жалоба</text:p>
        </text:list-item>
        <text:list-item>
          <text:p text:style-name="P88">текст</text:p>
        </text:list-item>
        <text:list-item>
          <text:p text:style-name="P88">статус</text:p>
        </text:list-item>
      </text:list>
      <text:p text:style-name="P28">37. <text:span text:style-name="T37"><text:s/>Зарегистрированному пользователю-</text:span>мастеру<text:span text:style-name="T37"> должна быть предоставлена возможность </text:span>просмотреть все ответы на заявки, которые он создавал, для этого должны быть отображены следующие поля:</text:p>
      <text:list xml:id="list140442493189976" text:continue-numbering="true" text:style-name="L29">
        <text:list-item>
          <text:p text:style-name="P88">заявка</text:p>
        </text:list-item>
        <text:list-item>
          <text:p text:style-name="P88">текст</text:p>
        </text:list-item>
        <text:list-item>
          <text:p text:style-name="P88">статус</text:p>
        </text:list-item>
      </text:list>
      <text:p text:style-name="P28">38. <text:span text:style-name="T37">Зарегистрированному пользователю должна быть предоставлена возможность </text:span>просмотреть все ответы на заявки, которые онподавал для этого должны быть отображены следующие поля:</text:p>
      <text:list xml:id="list140440444734330" text:continue-numbering="true" text:style-name="L29">
        <text:list-item>
          <text:p text:style-name="P88">заявка</text:p>
        </text:list-item>
        <text:list-item>
          <text:p text:style-name="P88">текст</text:p>
        </text:list-item>
        <text:list-item>
          <text:p text:style-name="P88">статус</text:p>
        </text:list-item>
      </text:list>
      <text:p text:style-name="P120">Анализ аналогов</text:p>
      <text:p text:style-name="P91">В качестве аналогов было решено проанализировать 3 крупнейших сайта Республики Беларусь по оказанию фриланс услуг: freelancehunt, kabanchik, фрилансер.бел. </text:p>
      <text:p text:style-name="P92">1. Анализ сайта <text:s/><text:span text:style-name="T40">freelancehunt</text:span></text:p>
      <text:p text:style-name="P97"><text:span text:style-name="T11">Основные достоинства:</text:span></text:p>
      <text:list xml:id="list3127498635" text:style-name="L31">
        <text:list-item>
          <text:p text:style-name="P99"><text:span text:style-name="T10">Возможность уже при регистрации выбрать, ты ищешь работу или предлагаешь ее</text:span></text:p>
          <text:list>
            <text:list-header>
              <text:p text:style-name="P99"><text:span text:style-name="T14">Этот функционал позволяет проще ориентироваться на сайте, а так же позволяет использовать различный функционал </text:span><text:span text:style-name="T15">для разных типов пользователей</text:span></text:p>
            </text:list-header>
          </text:list>
        </text:list-item>
        <text:list-item>
          <text:p text:style-name="P98"><text:span text:style-name="T10">Возможность поставить рейтинг в комментарии</text:span></text:p>
          <text:list>
            <text:list-header>
              <text:p text:style-name="P113"><text:span text:style-name="T10">Это позволяет увидеть относительную оценку работу, что часто более информативно, чем текст, а так же избавить от необходимости писать текст комментария в целом. </text:span></text:p>
            </text:list-header>
          </text:list>
        </text:list-item>
        <text:list-item>
          <text:p text:style-name="P102"><text:span text:style-name="T10">Наличие рейтинга у каждой конкретной услуги</text:span></text:p>
          <text:list>
            <text:list-header>
              <text:p text:style-name="P113"><text:span text:style-name="T10">Данный рейтинг высчитывается как среднее арифметическое всех рейтингов из комментариев к данной услугу и является важным для заказчика фактором, при выборе того или иного работника.</text:span></text:p>
            </text:list-header>
          </text:list>
        </text:list-item>
      </text:list>
      <text:p text:style-name="P100"><text:span text:style-name="T10">Основные недостатки:</text:span></text:p>
      <text:list xml:id="list2648791407" text:style-name="L32">
        <text:list-item>
          <text:p text:style-name="P101"><text:span text:style-name="T10">Для регистрации необходим код, полученный по смс, которые достаточно долго не приходят(часто время ожидания больше часа)</text:span></text:p>
          <text:list>
            <text:list-header>
              <text:p text:style-name="P114"><text:span text:style-name="T10">Невозможность относитьно быстро и просто зарегистрироваться с большой вероятностью может стать причиной того, что пользователь предпочтет другой сайт.</text:span></text:p>
            </text:list-header>
          </text:list>
        </text:list-item>
        <text:list-item>
          <text:p text:style-name="P101"><text:span text:style-name="T10">Отсутстие персоональной страницы у каждо</text:span><text:span text:style-name="T16">й услуги</text:span></text:p>
          <text:list>
            <text:list-header>
              <text:p text:style-name="P114"><text:span text:style-name="T10">Это не позволяет должным образом узнать все ее подробности, а так же увидеть комментарии, которые оставили люди, заказавшие ее.</text:span></text:p>
            </text:list-header>
          </text:list>
        </text:list-item>
        <text:list-item>
          <text:p text:style-name="P101"><text:span text:style-name="T10">Возможность заказа только услуги, не требующей специализированного оборудования, кроме персоонального компьютера </text:span></text:p>
          <text:list>
            <text:list-header>
              <text:p text:style-name="P114"><text:span text:style-name="T10">Это существенно сужает спектр все оказываемых услуг, что скорее всего станет причиной выбрать другой сайт как для работников, так и для заказчиков.</text:span></text:p>
            </text:list-header>
          </text:list>
        </text:list-item>
        <text:list-item>
          <text:p text:style-name="P104"><text:soft-page-break/><text:span text:style-name="T10">Для создания заказа на услугу необходима обязательная регистрация</text:span></text:p>
          <text:list>
            <text:list-header>
              <text:p text:style-name="P114"><text:span text:style-name="T10">Данная необходимость может стать проблемой для тех закзачиков, которые хотят единоразово или редко пользоваться услугами сайта, что повлечет за собой отток пользователей. </text:span></text:p>
            </text:list-header>
          </text:list>
          <text:p text:style-name="P104"><text:span text:style-name="T10"/></text:p>
        </text:list-item>
      </text:list>
      <text:p text:style-name="P103"><text:span text:style-name="T10">2. </text:span><text:span text:style-name="T12">Анализ сайта </text:span><text:span text:style-name="T13">k</text:span><text:span text:style-name="T12">abanchik.by</text:span></text:p>
      <text:p text:style-name="P105"><text:span text:style-name="T12">О</text:span><text:span text:style-name="T10">сновные достоинства:</text:span></text:p>
      <text:list xml:id="list1807790907" text:style-name="L33">
        <text:list-item>
          <text:p text:style-name="P106"><text:span text:style-name="T10">Возможность заказать услугу с выездом к вам домой</text:span></text:p>
          <text:list>
            <text:list-header>
              <text:p text:style-name="P115"><text:span text:style-name="T10">Это позволяет значительно расширить спектор оказываемых услуг, а так же становится значительным достоинством для людей, которые боятся еще больше повредить поломанный объект при перевозке либо если он слишком массивный.</text:span></text:p>
            </text:list-header>
          </text:list>
        </text:list-item>
        <text:list-item>
          <text:p text:style-name="P106"><text:span text:style-name="T10">Возможность заказать услугу без регистрации</text:span></text:p>
          <text:list>
            <text:list-header>
              <text:p text:style-name="P115"><text:span text:style-name="T10">Это привлекает людей, которые хотят единоразово воспользоваться услугами сайта, а так же людей, которые хотят заказать услуг в кратчайшие сроки.</text:span></text:p>
            </text:list-header>
          </text:list>
        </text:list-item>
        <text:list-item>
          <text:p text:style-name="P106"><text:span text:style-name="T10">Широкий спектр оказываемых услуг</text:span></text:p>
          <text:list>
            <text:list-header>
              <text:p text:style-name="P115"><text:span text:style-name="T10">Это очень важное достоинство, тк большинство людей предпочтут пользоваться одним сайтом, где можно заказать большинство необходимых услуг, чем различными сайтами для заказа каждой из них по отдельности.</text:span></text:p>
            </text:list-header>
          </text:list>
        </text:list-item>
      </text:list>
      <text:p text:style-name="P105"><text:span text:style-name="T10">Основные недостатки:</text:span></text:p>
      <text:list xml:id="list1177969748" text:style-name="L34">
        <text:list-item>
          <text:p text:style-name="P107"><text:span text:style-name="T10">Невозможность работником установить минимальную цену</text:span></text:p>
          <text:list>
            <text:list-header>
              <text:p text:style-name="P116"><text:span text:style-name="T10">Из-за отсутствия такой возможности клиентам, которые заказывают услугу в первый раз, будет сложно предложить цену. Так же это является большим недостатком и для работника, тк он будет получать болтшое количество предложений, которуе ему не подойдут из-за предложеннной оплаты.</text:span></text:p>
            </text:list-header>
          </text:list>
        </text:list-item>
        <text:list-item>
          <text:p text:style-name="P107"><text:span text:style-name="T10">Невозможность добавить фотографии к комментарию</text:span></text:p>
          <text:list>
            <text:list-header>
              <text:p text:style-name="P116"><text:span text:style-name="T10">Очень часто фотография может избавить от написания текстового комментария, а так же более явно продемонстрирует все достоинства и недостатки выполненной работы.</text:span></text:p>
            </text:list-header>
          </text:list>
        </text:list-item>
        <text:list-item>
          <text:p text:style-name="P108"><text:soft-page-break/><text:span text:style-name="T10">Нет пояснений о том, работа выполняется у заказчика на дому или необходимо привести сломанную вещь исполнителю</text:span></text:p>
          <text:list>
            <text:list-header>
              <text:p text:style-name="P117"><text:span text:style-name="T10">Об этом заказчику с исполнителем придется договариваться лично, и как следствие часть заказов отменится из-за несовпадения возможностей.</text:span></text:p>
            </text:list-header>
          </text:list>
        </text:list-item>
      </text:list>
      <text:p text:style-name="P118"><text:span text:style-name="T17"/></text:p>
      <text:p text:style-name="P109"><text:span text:style-name="T10">3. Анализ сайта фрилансер.бел</text:span></text:p>
      <text:p text:style-name="P109"><text:span text:style-name="T10">Основные достоинства:</text:span></text:p>
      <text:list xml:id="list676919933" text:style-name="L35">
        <text:list-item>
          <text:p text:style-name="P110"><text:span text:style-name="T10">На персоональной странице каждой услуги написаны комментарии, оставленнные к ней</text:span></text:p>
          <text:list>
            <text:list-header>
              <text:p text:style-name="P119"><text:span text:style-name="T10">Это позволяет увидеть, что заказчики дусаеют о предоставлении конкретно этой услуги, а не исполнителе в целом, что позволит лучше выбрать услугу.</text:span></text:p>
            </text:list-header>
          </text:list>
        </text:list-item>
        <text:list-item>
          <text:p text:style-name="P110"><text:span text:style-name="T10">На персоональной странице каждой услуги дано ее развернутое описание</text:span></text:p>
          <text:list>
            <text:list-header>
              <text:p text:style-name="P119"><text:span text:style-name="T10">Это позволяет работникам оставить какие-либо важные факты и комментарии о выполнении этой работы.</text:span></text:p>
            </text:list-header>
          </text:list>
        </text:list-item>
      </text:list>
      <text:p text:style-name="P111"><text:span text:style-name="T10">Основные недостатки:</text:span></text:p>
      <text:list xml:id="list1450633905" text:style-name="L36">
        <text:list-item>
          <text:p text:style-name="P112"><text:span text:style-name="T10">Необходимость регистрации, для заказа услуги</text:span></text:p>
        </text:list-item>
        <text:list-item>
          <text:p text:style-name="P112"><text:span text:style-name="T10">Нет возможности для работника установить различные минимальные цены для случая покупки им материалов либо же материалов заказчика</text:span></text:p>
        </text:list-item>
        <text:list-item>
          <text:p text:style-name="P112"><text:span text:style-name="T10">Нет возможности подать жалобу</text:span></text:p>
        </text:list-item>
        <text:list-item>
          <text:p text:style-name="P112"><text:span text:style-name="T10">Нет рейтингов у конкретных услуг</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6T13:48:04.773131440</meta:creation-date>
    <meta:generator>LibreOffice/6.0.7.3$Linux_X86_64 LibreOffice_project/00m0$Build-3</meta:generator>
    <dc:date>2021-02-03T14:04:40.267620993</dc:date>
    <meta:editing-duration>PT4H11M23S</meta:editing-duration>
    <meta:editing-cycles>28</meta:editing-cycles>
    <meta:document-statistic meta:table-count="0" meta:image-count="0" meta:object-count="0" meta:page-count="16" meta:paragraph-count="295" meta:word-count="2923" meta:character-count="21262" meta:non-whitespace-character-count="18823"/>
  </office:meta>
</office:document-meta>
</file>